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283cm"/>
    </style:style>
    <style:style style:name="co4" style:family="table-column">
      <style:table-column-properties fo:break-before="auto" style:column-width="4.316cm"/>
    </style:style>
    <style:style style:name="co5" style:family="table-column">
      <style:table-column-properties fo:break-before="auto" style:column-width="2.496cm"/>
    </style:style>
    <style:style style:name="co6" style:family="table-column">
      <style:table-column-properties fo:break-before="auto" style:column-width="4.3cm"/>
    </style:style>
    <style:style style:name="co7" style:family="table-column">
      <style:table-column-properties fo:break-before="auto" style:column-width="2.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2" table:number-columns-repeated="5" table:default-cell-style-name="ce2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ce2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5" table:default-cell-style-name="ce2"/>
        <table:table-row table:style-name="ro1">
          <table:table-cell office:value-type="string">
            <text:p>Perfect Environment</text:p>
          </table:table-cell>
          <table:table-cell/>
          <table:table-cell table:style-name="Default"/>
          <table:table-cell table:number-columns-repeated="3" table:style-name="ce1" office:value-type="string">
            <text:p>Frontières</text:p>
          </table:table-cell>
          <table:table-cell table:style-name="ce1" table:number-columns-repeated="3"/>
          <table:table-cell office:value-type="string">
            <text:p>Real Environment</text:p>
          </table:table-cell>
          <table:table-cell/>
          <table:table-cell table:style-name="Default"/>
          <table:table-cell table:number-columns-repeated="3" table:style-name="ce1" office:value-type="string">
            <text:p>Frontières</text:p>
          </table:table-cell>
          <table:table-cell table:style-name="ce1" table:number-columns-repeated="3"/>
          <table:table-cell office:value-type="string">
            <text:p>Real Environment</text:p>
          </table:table-cell>
          <table:table-cell/>
          <table:table-cell table:style-name="Default"/>
          <table:table-cell table:number-columns-repeated="3" table:style-name="ce1" office:value-type="string">
            <text:p>Frontières</text:p>
          </table:table-cell>
          <table:table-cell table:style-name="ce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s: ~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  <table:table-cell table:style-name="ce1" table:number-columns-repeated="2"/>
          <table:table-cell office:value-type="float" office:value="1">
            <text:p>1</text:p>
          </table:table-cell>
          <table:table-cell office:value-type="string">
            <text:p>Res: [360,90]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  <table:table-cell table:style-name="ce1" table:number-columns-repeated="2"/>
          <table:table-cell office:value-type="float" office:value="1">
            <text:p>1</text:p>
          </table:table-cell>
          <table:table-cell office:value-type="string">
            <text:p>Res: [720,180]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string">
            <text:p>99.0196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office:value-type="float" office:value="404">
            <text:p>404</text:p>
          </table:table-cell>
          <table:table-cell table:number-columns-repeated="2"/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string">
            <text:p>3.9216</text:p>
          </table:table-cell>
          <table:table-cell office:value-type="string">
            <text:p>1.0526</text:p>
          </table:table-cell>
          <table:table-cell office:value-type="string">
            <text:p>20.7895</text:p>
          </table:table-cell>
          <table:table-cell office:value-type="string">
            <text:p>78.1579</text:p>
          </table:table-cell>
          <table:table-cell office:value-type="float" office:value="1520">
            <text:p>1520</text:p>
          </table:table-cell>
          <table:table-cell table:number-columns-repeated="2"/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string">
            <text:p>67.6471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Occ. V6 Inc. V18</text:p>
          </table:table-cell>
          <table:table-cell office:value-type="string">
            <text:p>Alg 2</text:p>
          </table:table-cell>
          <table:table-cell office:value-type="string">
            <text:p>99.0196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office:value-type="float" office:value="404">
            <text:p>404</text:p>
          </table:table-cell>
          <table:table-cell table:number-columns-repeated="2"/>
          <table:table-cell office:value-type="string">
            <text:p>Occ. V6 Inc. V18</text:p>
          </table:table-cell>
          <table:table-cell office:value-type="string">
            <text:p>Alg 2</text:p>
          </table:table-cell>
          <table:table-cell office:value-type="string">
            <text:p>3.9216</text:p>
          </table:table-cell>
          <table:table-cell office:value-type="string">
            <text:p>0.4706</text:p>
          </table:table-cell>
          <table:table-cell office:value-type="string">
            <text:p>12.1176</text:p>
          </table:table-cell>
          <table:table-cell office:value-type="string">
            <text:p>87.4118</text:p>
          </table:table-cell>
          <table:table-cell office:value-type="float" office:value="3400">
            <text:p>3400</text:p>
          </table:table-cell>
          <table:table-cell table:number-columns-repeated="2"/>
          <table:table-cell office:value-type="string">
            <text:p>Occ. V6 Inc. V18</text:p>
          </table:table-cell>
          <table:table-cell office:value-type="string">
            <text:p>Alg 2</text:p>
          </table:table-cell>
          <table:table-cell office:value-type="string">
            <text:p>67.6471</text:p>
          </table:table-cell>
          <table:table-cell office:value-type="string">
            <text:p>25.3676</text:p>
          </table:table-cell>
          <table:table-cell office:value-type="string">
            <text:p>37.5000</text:p>
          </table:table-cell>
          <table:table-cell office:value-type="string">
            <text:p>37.1324</text:p>
          </table:table-cell>
          <table:table-cell office:value-type="float" office:value="1088">
            <text:p>1088</text:p>
          </table:table-cell>
        </table:table-row>
        <table:table-row table:style-name="ro1">
          <table:table-cell office:value-type="string">
            <text:p>Occ. V6 Inc. V26</text:p>
          </table:table-cell>
          <table:table-cell office:value-type="string">
            <text:p>Alg 3</text:p>
          </table:table-cell>
          <table:table-cell office:value-type="string">
            <text:p>99.0196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office:value-type="float" office:value="404">
            <text:p>404</text:p>
          </table:table-cell>
          <table:table-cell table:number-columns-repeated="2"/>
          <table:table-cell office:value-type="string">
            <text:p>Occ. V6 Inc. V26</text:p>
          </table:table-cell>
          <table:table-cell office:value-type="string">
            <text:p>Alg 3</text:p>
          </table:table-cell>
          <table:table-cell office:value-type="string">
            <text:p>3.9216</text:p>
          </table:table-cell>
          <table:table-cell office:value-type="string">
            <text:p>0.4215</text:p>
          </table:table-cell>
          <table:table-cell office:value-type="string">
            <text:p>10.8535</text:p>
          </table:table-cell>
          <table:table-cell office:value-type="string">
            <text:p>88.7250</text:p>
          </table:table-cell>
          <table:table-cell office:value-type="float" office:value="3796">
            <text:p>3796</text:p>
          </table:table-cell>
          <table:table-cell table:number-columns-repeated="2"/>
          <table:table-cell office:value-type="string">
            <text:p>Occ. V6 Inc. V26</text:p>
          </table:table-cell>
          <table:table-cell office:value-type="string">
            <text:p>Alg 3</text:p>
          </table:table-cell>
          <table:table-cell office:value-type="string">
            <text:p>67.6471</text:p>
          </table:table-cell>
          <table:table-cell office:value-type="string">
            <text:p>17.3804</text:p>
          </table:table-cell>
          <table:table-cell office:value-type="string">
            <text:p>38.7909</text:p>
          </table:table-cell>
          <table:table-cell office:value-type="string">
            <text:p>43.8287</text:p>
          </table:table-cell>
          <table:table-cell office:value-type="float" office:value="1588">
            <text:p>1588</text:p>
          </table:table-cell>
        </table:table-row>
        <table:table-row table:style-name="ro1">
          <table:table-cell office:value-type="string">
            <text:p>Occ. V18 Inc. V6</text:p>
          </table:table-cell>
          <table:table-cell office:value-type="string">
            <text:p>Alg 4</text:p>
          </table:table-cell>
          <table:table-cell office:value-type="string">
            <text:p>100.0000</text:p>
          </table:table-cell>
          <table:table-cell office:value-type="string">
            <text:p>50.2463</text:p>
          </table:table-cell>
          <table:table-cell office:value-type="string">
            <text:p>49.7537</text:p>
          </table:table-cell>
          <table:table-cell office:value-type="float" office:value="0">
            <text:p>0</text:p>
          </table:table-cell>
          <table:table-cell office:value-type="float" office:value="812">
            <text:p>812</text:p>
          </table:table-cell>
          <table:table-cell table:number-columns-repeated="2"/>
          <table:table-cell office:value-type="string">
            <text:p>Occ. V18 Inc. V6</text:p>
          </table:table-cell>
          <table:table-cell office:value-type="string">
            <text:p>Alg 4</text:p>
          </table:table-cell>
          <table:table-cell office:value-type="string">
            <text:p>15.6863</text:p>
          </table:table-cell>
          <table:table-cell office:value-type="string">
            <text:p>1.4337</text:p>
          </table:table-cell>
          <table:table-cell office:value-type="string">
            <text:p>25.0000</text:p>
          </table:table-cell>
          <table:table-cell office:value-type="string">
            <text:p>73.5663</text:p>
          </table:table-cell>
          <table:table-cell office:value-type="float" office:value="4464">
            <text:p>4464</text:p>
          </table:table-cell>
          <table:table-cell table:number-columns-repeated="2"/>
          <table:table-cell office:value-type="string">
            <text:p>Occ. V18 Inc. V6</text:p>
          </table:table-cell>
          <table:table-cell office:value-type="string">
            <text:p>Alg 4</text:p>
          </table:table-cell>
          <table:table-cell office:value-type="string">
            <text:p>83.3333</text:p>
          </table:table-cell>
          <table:table-cell office:value-type="string">
            <text:p>40.0943</text:p>
          </table:table-cell>
          <table:table-cell office:value-type="string">
            <text:p>34.9057</text:p>
          </table:table-cell>
          <table:table-cell office:value-type="string">
            <text:p>25.0000</text:p>
          </table:table-cell>
          <table:table-cell office:value-type="float" office:value="848">
            <text:p>848</text:p>
          </table:table-cell>
        </table:table-row>
        <table:table-row table:style-name="ro1">
          <table:table-cell office:value-type="string">
            <text:p>Occ. V18 Inc. V18</text:p>
          </table:table-cell>
          <table:table-cell office:value-type="string">
            <text:p>Alg 5</text:p>
          </table:table-cell>
          <table:table-cell office:value-type="string">
            <text:p>100.0000</text:p>
          </table:table-cell>
          <table:table-cell office:value-type="string">
            <text:p>50.2463</text:p>
          </table:table-cell>
          <table:table-cell office:value-type="string">
            <text:p>49.7537</text:p>
          </table:table-cell>
          <table:table-cell office:value-type="float" office:value="0">
            <text:p>0</text:p>
          </table:table-cell>
          <table:table-cell office:value-type="float" office:value="812">
            <text:p>812</text:p>
          </table:table-cell>
          <table:table-cell table:number-columns-repeated="2"/>
          <table:table-cell office:value-type="string">
            <text:p>Occ. V18 Inc. V18</text:p>
          </table:table-cell>
          <table:table-cell office:value-type="string">
            <text:p>Alg 5</text:p>
          </table:table-cell>
          <table:table-cell office:value-type="string">
            <text:p>15.6863</text:p>
          </table:table-cell>
          <table:table-cell office:value-type="string">
            <text:p>1.0088</text:p>
          </table:table-cell>
          <table:table-cell office:value-type="string">
            <text:p>19.1047</text:p>
          </table:table-cell>
          <table:table-cell office:value-type="string">
            <text:p>79.8865</text:p>
          </table:table-cell>
          <table:table-cell office:value-type="float" office:value="6344">
            <text:p>6344</text:p>
          </table:table-cell>
          <table:table-cell table:number-columns-repeated="2"/>
          <table:table-cell office:value-type="string">
            <text:p>Occ. V18 Inc. V18</text:p>
          </table:table-cell>
          <table:table-cell office:value-type="string">
            <text:p>Alg 5</text:p>
          </table:table-cell>
          <table:table-cell office:value-type="string">
            <text:p>83.3333</text:p>
          </table:table-cell>
          <table:table-cell office:value-type="string">
            <text:p>19.8135</text:p>
          </table:table-cell>
          <table:table-cell office:value-type="string">
            <text:p>44.2890</text:p>
          </table:table-cell>
          <table:table-cell office:value-type="string">
            <text:p>35.8974</text:p>
          </table:table-cell>
          <table:table-cell office:value-type="float" office:value="1716">
            <text:p>1716</text:p>
          </table:table-cell>
        </table:table-row>
        <table:table-row table:style-name="ro1"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string">
            <text:p>100.0000</text:p>
          </table:table-cell>
          <table:table-cell office:value-type="string">
            <text:p>50.2463</text:p>
          </table:table-cell>
          <table:table-cell office:value-type="string">
            <text:p>49.7537</text:p>
          </table:table-cell>
          <table:table-cell office:value-type="float" office:value="0">
            <text:p>0</text:p>
          </table:table-cell>
          <table:table-cell office:value-type="float" office:value="812">
            <text:p>812</text:p>
          </table:table-cell>
          <table:table-cell table:number-columns-repeated="2"/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string">
            <text:p>15.6863</text:p>
          </table:table-cell>
          <table:table-cell office:value-type="string">
            <text:p>0.9496</text:p>
          </table:table-cell>
          <table:table-cell office:value-type="string">
            <text:p>17.9822</text:p>
          </table:table-cell>
          <table:table-cell office:value-type="string">
            <text:p>81.0682</text:p>
          </table:table-cell>
          <table:table-cell office:value-type="float" office:value="6740">
            <text:p>6740</text:p>
          </table:table-cell>
          <table:table-cell table:number-columns-repeated="2"/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string">
            <text:p>83.3333</text:p>
          </table:table-cell>
          <table:table-cell office:value-type="string">
            <text:p>15.1246</text:p>
          </table:table-cell>
          <table:table-cell office:value-type="string">
            <text:p>44.4840</text:p>
          </table:table-cell>
          <table:table-cell office:value-type="string">
            <text:p>40.3915</text:p>
          </table:table-cell>
          <table:table-cell office:value-type="float" office:value="2248">
            <text:p>2248</text:p>
          </table:table-cell>
        </table:table-row>
        <table:table-row table:style-name="ro1">
          <table:table-cell office:value-type="string">
            <text:p>Occ. V26 Inc. V6</text:p>
          </table:table-cell>
          <table:table-cell office:value-type="string">
            <text:p>Alg 7</text:p>
          </table:table-cell>
          <table:table-cell office:value-type="string">
            <text:p>100.0000</text:p>
          </table:table-cell>
          <table:table-cell table:number-columns-repeated="2" office:value-type="string">
            <text:p>50.0000</text:p>
          </table:table-cell>
          <table:table-cell office:value-type="float" office:value="0">
            <text:p>0</text:p>
          </table:table-cell>
          <table:table-cell office:value-type="float" office:value="816">
            <text:p>816</text:p>
          </table:table-cell>
          <table:table-cell table:number-columns-repeated="2"/>
          <table:table-cell office:value-type="string">
            <text:p>Occ. V26 Inc. V6</text:p>
          </table:table-cell>
          <table:table-cell office:value-type="string">
            <text:p>Alg 7</text:p>
          </table:table-cell>
          <table:table-cell office:value-type="string">
            <text:p>15.6863</text:p>
          </table:table-cell>
          <table:table-cell office:value-type="string">
            <text:p>1.3434</text:p>
          </table:table-cell>
          <table:table-cell office:value-type="string">
            <text:p>27.9597</text:p>
          </table:table-cell>
          <table:table-cell office:value-type="string">
            <text:p>70.6969</text:p>
          </table:table-cell>
          <table:table-cell office:value-type="float" office:value="4764">
            <text:p>4764</text:p>
          </table:table-cell>
          <table:table-cell table:number-columns-repeated="2"/>
          <table:table-cell office:value-type="string">
            <text:p>Occ. V26 Inc. V6</text:p>
          </table:table-cell>
          <table:table-cell office:value-type="string">
            <text:p>Alg 7</text:p>
          </table:table-cell>
          <table:table-cell office:value-type="string">
            <text:p>83.3333</text:p>
          </table:table-cell>
          <table:table-cell office:value-type="string">
            <text:p>40.0943</text:p>
          </table:table-cell>
          <table:table-cell office:value-type="string">
            <text:p>34.9057</text:p>
          </table:table-cell>
          <table:table-cell office:value-type="string">
            <text:p>25.0000</text:p>
          </table:table-cell>
          <table:table-cell office:value-type="float" office:value="848">
            <text:p>848</text:p>
          </table:table-cell>
        </table:table-row>
        <table:table-row table:style-name="ro1">
          <table:table-cell office:value-type="string">
            <text:p>Occ. V26 Inc. V18</text:p>
          </table:table-cell>
          <table:table-cell office:value-type="string">
            <text:p>Alg 8</text:p>
          </table:table-cell>
          <table:table-cell office:value-type="string">
            <text:p>100.0000</text:p>
          </table:table-cell>
          <table:table-cell table:number-columns-repeated="2" office:value-type="string">
            <text:p>50.0000</text:p>
          </table:table-cell>
          <table:table-cell office:value-type="float" office:value="0">
            <text:p>0</text:p>
          </table:table-cell>
          <table:table-cell office:value-type="float" office:value="816">
            <text:p>816</text:p>
          </table:table-cell>
          <table:table-cell table:number-columns-repeated="2"/>
          <table:table-cell office:value-type="string">
            <text:p>Occ. V26 Inc. V18</text:p>
          </table:table-cell>
          <table:table-cell office:value-type="string">
            <text:p>Alg 8</text:p>
          </table:table-cell>
          <table:table-cell office:value-type="string">
            <text:p>15.6863</text:p>
          </table:table-cell>
          <table:table-cell office:value-type="string">
            <text:p>0.9633</text:p>
          </table:table-cell>
          <table:table-cell office:value-type="string">
            <text:p>21.4931</text:p>
          </table:table-cell>
          <table:table-cell office:value-type="string">
            <text:p>77.5436</text:p>
          </table:table-cell>
          <table:table-cell office:value-type="float" office:value="6644">
            <text:p>6644</text:p>
          </table:table-cell>
          <table:table-cell table:number-columns-repeated="2"/>
          <table:table-cell office:value-type="string">
            <text:p>Occ. V26 Inc. V18</text:p>
          </table:table-cell>
          <table:table-cell office:value-type="string">
            <text:p>Alg 8</text:p>
          </table:table-cell>
          <table:table-cell office:value-type="string">
            <text:p>83.3333</text:p>
          </table:table-cell>
          <table:table-cell office:value-type="string">
            <text:p>19.1011</text:p>
          </table:table-cell>
          <table:table-cell office:value-type="string">
            <text:p>46.2921</text:p>
          </table:table-cell>
          <table:table-cell office:value-type="string">
            <text:p>34.6067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string">
            <text:p>Occ. V26 Inc. V26</text:p>
          </table:table-cell>
          <table:table-cell office:value-type="string">
            <text:p>Alg 9</text:p>
          </table:table-cell>
          <table:table-cell office:value-type="string">
            <text:p>100.0000</text:p>
          </table:table-cell>
          <table:table-cell table:number-columns-repeated="2" office:value-type="string">
            <text:p>50.0000</text:p>
          </table:table-cell>
          <table:table-cell office:value-type="float" office:value="0">
            <text:p>0</text:p>
          </table:table-cell>
          <table:table-cell office:value-type="float" office:value="816">
            <text:p>816</text:p>
          </table:table-cell>
          <table:table-cell table:number-columns-repeated="2"/>
          <table:table-cell office:value-type="string">
            <text:p>Occ. V26 Inc. V26</text:p>
          </table:table-cell>
          <table:table-cell office:value-type="string">
            <text:p>Alg 9</text:p>
          </table:table-cell>
          <table:table-cell office:value-type="string">
            <text:p>15.6863</text:p>
          </table:table-cell>
          <table:table-cell office:value-type="string">
            <text:p>0.9091</text:p>
          </table:table-cell>
          <table:table-cell office:value-type="string">
            <text:p>20.2841</text:p>
          </table:table-cell>
          <table:table-cell office:value-type="string">
            <text:p>78.8068</text:p>
          </table:table-cell>
          <table:table-cell office:value-type="float" office:value="7040">
            <text:p>7040</text:p>
          </table:table-cell>
          <table:table-cell table:number-columns-repeated="2"/>
          <table:table-cell office:value-type="string">
            <text:p>Occ. V26 Inc. V26</text:p>
          </table:table-cell>
          <table:table-cell office:value-type="string">
            <text:p>Alg 9</text:p>
          </table:table-cell>
          <table:table-cell office:value-type="string">
            <text:p>83.3333</text:p>
          </table:table-cell>
          <table:table-cell office:value-type="string">
            <text:p>14.7059</text:p>
          </table:table-cell>
          <table:table-cell office:value-type="string">
            <text:p>46.0208</text:p>
          </table:table-cell>
          <table:table-cell office:value-type="string">
            <text:p>39.2734</text:p>
          </table:table-cell>
          <table:table-cell office:value-type="float" office:value="2312">
            <text:p>2312</text:p>
          </table:table-cell>
        </table:table-row>
        <table:table-row table:style-name="ro1">
          <table:table-cell office:value-type="string">
            <text:p>Occ. V6 Inc. V6 Edge</text:p>
          </table:table-cell>
          <table:table-cell office:value-type="string">
            <text:p>Alg 10</text:p>
          </table:table-cell>
          <table:table-cell office:value-type="string">
            <text:p>99.0196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office:value-type="float" office:value="404">
            <text:p>404</text:p>
          </table:table-cell>
          <table:table-cell table:number-columns-repeated="2"/>
          <table:table-cell office:value-type="string">
            <text:p>Occ. V6 Inc. V6 Edge</text:p>
          </table:table-cell>
          <table:table-cell office:value-type="string">
            <text:p>Alg 10</text:p>
          </table:table-cell>
          <table:table-cell office:value-type="string">
            <text:p>3.9216</text:p>
          </table:table-cell>
          <table:table-cell office:value-type="string">
            <text:p>1.0526</text:p>
          </table:table-cell>
          <table:table-cell office:value-type="string">
            <text:p>20.7895</text:p>
          </table:table-cell>
          <table:table-cell office:value-type="string">
            <text:p>78.1579</text:p>
          </table:table-cell>
          <table:table-cell office:value-type="float" office:value="1520">
            <text:p>1520</text:p>
          </table:table-cell>
          <table:table-cell table:number-columns-repeated="2"/>
          <table:table-cell office:value-type="string">
            <text:p>Occ. V6 Inc. V6 Edge</text:p>
          </table:table-cell>
          <table:table-cell office:value-type="string">
            <text:p>Alg 10</text:p>
          </table:table-cell>
          <table:table-cell office:value-type="string">
            <text:p>67.6471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Occ. V6 Inc. V18 Edge</text:p>
          </table:table-cell>
          <table:table-cell office:value-type="string">
            <text:p>Alg 11</text:p>
          </table:table-cell>
          <table:table-cell office:value-type="string">
            <text:p>99.0196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office:value-type="float" office:value="404">
            <text:p>404</text:p>
          </table:table-cell>
          <table:table-cell table:number-columns-repeated="2"/>
          <table:table-cell office:value-type="string">
            <text:p>Occ. V6 Inc. V18 Edge</text:p>
          </table:table-cell>
          <table:table-cell office:value-type="string">
            <text:p>Alg 11</text:p>
          </table:table-cell>
          <table:table-cell office:value-type="string">
            <text:p>3.9216</text:p>
          </table:table-cell>
          <table:table-cell office:value-type="string">
            <text:p>0.4706</text:p>
          </table:table-cell>
          <table:table-cell office:value-type="string">
            <text:p>12.1176</text:p>
          </table:table-cell>
          <table:table-cell office:value-type="string">
            <text:p>87.4118</text:p>
          </table:table-cell>
          <table:table-cell office:value-type="float" office:value="3400">
            <text:p>3400</text:p>
          </table:table-cell>
          <table:table-cell table:number-columns-repeated="2"/>
          <table:table-cell office:value-type="string">
            <text:p>Occ. V6 Inc. V18 Edge</text:p>
          </table:table-cell>
          <table:table-cell office:value-type="string">
            <text:p>Alg 11</text:p>
          </table:table-cell>
          <table:table-cell office:value-type="string">
            <text:p>67.6471</text:p>
          </table:table-cell>
          <table:table-cell office:value-type="string">
            <text:p>25.3676</text:p>
          </table:table-cell>
          <table:table-cell office:value-type="string">
            <text:p>37.5000</text:p>
          </table:table-cell>
          <table:table-cell office:value-type="string">
            <text:p>37.1324</text:p>
          </table:table-cell>
          <table:table-cell office:value-type="float" office:value="1088">
            <text:p>1088</text:p>
          </table:table-cell>
        </table:table-row>
        <table:table-row table:style-name="ro1">
          <table:table-cell office:value-type="string">
            <text:p>Occ. V6 Inc. V26 Edge</text:p>
          </table:table-cell>
          <table:table-cell office:value-type="string">
            <text:p>Alg 12</text:p>
          </table:table-cell>
          <table:table-cell office:value-type="string">
            <text:p>99.0196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office:value-type="float" office:value="404">
            <text:p>404</text:p>
          </table:table-cell>
          <table:table-cell table:number-columns-repeated="2"/>
          <table:table-cell office:value-type="string">
            <text:p>Occ. V6 Inc. V26 Edge</text:p>
          </table:table-cell>
          <table:table-cell office:value-type="string">
            <text:p>Alg 12</text:p>
          </table:table-cell>
          <table:table-cell office:value-type="string">
            <text:p>3.9216</text:p>
          </table:table-cell>
          <table:table-cell office:value-type="string">
            <text:p>0.4215</text:p>
          </table:table-cell>
          <table:table-cell office:value-type="string">
            <text:p>10.8535</text:p>
          </table:table-cell>
          <table:table-cell office:value-type="string">
            <text:p>88.7250</text:p>
          </table:table-cell>
          <table:table-cell office:value-type="float" office:value="3796">
            <text:p>3796</text:p>
          </table:table-cell>
          <table:table-cell table:number-columns-repeated="2"/>
          <table:table-cell office:value-type="string">
            <text:p>Occ. V6 Inc. V26 Edge</text:p>
          </table:table-cell>
          <table:table-cell office:value-type="string">
            <text:p>Alg 12</text:p>
          </table:table-cell>
          <table:table-cell office:value-type="string">
            <text:p>67.6471</text:p>
          </table:table-cell>
          <table:table-cell office:value-type="string">
            <text:p>17.3804</text:p>
          </table:table-cell>
          <table:table-cell office:value-type="string">
            <text:p>38.7909</text:p>
          </table:table-cell>
          <table:table-cell office:value-type="string">
            <text:p>43.8287</text:p>
          </table:table-cell>
          <table:table-cell office:value-type="float" office:value="1588">
            <text:p>1588</text:p>
          </table:table-cell>
        </table:table-row>
        <table:table-row table:style-name="ro1">
          <table:table-cell office:value-type="string">
            <text:p>Occ. V18 Inc. V6 Edge</text:p>
          </table:table-cell>
          <table:table-cell office:value-type="string">
            <text:p>Alg 13</text:p>
          </table:table-cell>
          <table:table-cell office:value-type="string">
            <text:p>100.0000</text:p>
          </table:table-cell>
          <table:table-cell office:value-type="string">
            <text:p>50.2463</text:p>
          </table:table-cell>
          <table:table-cell office:value-type="string">
            <text:p>49.7537</text:p>
          </table:table-cell>
          <table:table-cell office:value-type="float" office:value="0">
            <text:p>0</text:p>
          </table:table-cell>
          <table:table-cell office:value-type="float" office:value="812">
            <text:p>812</text:p>
          </table:table-cell>
          <table:table-cell table:number-columns-repeated="2"/>
          <table:table-cell office:value-type="string">
            <text:p>Occ. V18 Inc. V6 Edge</text:p>
          </table:table-cell>
          <table:table-cell office:value-type="string">
            <text:p>Alg 13</text:p>
          </table:table-cell>
          <table:table-cell office:value-type="string">
            <text:p>15.6863</text:p>
          </table:table-cell>
          <table:table-cell office:value-type="string">
            <text:p>1.4337</text:p>
          </table:table-cell>
          <table:table-cell office:value-type="string">
            <text:p>25.0000</text:p>
          </table:table-cell>
          <table:table-cell office:value-type="string">
            <text:p>73.5663</text:p>
          </table:table-cell>
          <table:table-cell office:value-type="float" office:value="4464">
            <text:p>4464</text:p>
          </table:table-cell>
          <table:table-cell table:number-columns-repeated="2"/>
          <table:table-cell office:value-type="string">
            <text:p>Occ. V18 Inc. V6 Edge</text:p>
          </table:table-cell>
          <table:table-cell office:value-type="string">
            <text:p>Alg 13</text:p>
          </table:table-cell>
          <table:table-cell office:value-type="string">
            <text:p>83.3333</text:p>
          </table:table-cell>
          <table:table-cell office:value-type="string">
            <text:p>40.0943</text:p>
          </table:table-cell>
          <table:table-cell office:value-type="string">
            <text:p>34.9057</text:p>
          </table:table-cell>
          <table:table-cell office:value-type="string">
            <text:p>25.0000</text:p>
          </table:table-cell>
          <table:table-cell office:value-type="float" office:value="848">
            <text:p>848</text:p>
          </table:table-cell>
        </table:table-row>
        <table:table-row table:style-name="ro1">
          <table:table-cell office:value-type="string">
            <text:p>Occ. V18 Inc. V18 Edge</text:p>
          </table:table-cell>
          <table:table-cell office:value-type="string">
            <text:p>Alg 14</text:p>
          </table:table-cell>
          <table:table-cell office:value-type="string">
            <text:p>100.0000</text:p>
          </table:table-cell>
          <table:table-cell office:value-type="string">
            <text:p>50.2463</text:p>
          </table:table-cell>
          <table:table-cell office:value-type="string">
            <text:p>49.7537</text:p>
          </table:table-cell>
          <table:table-cell office:value-type="float" office:value="0">
            <text:p>0</text:p>
          </table:table-cell>
          <table:table-cell office:value-type="float" office:value="812">
            <text:p>812</text:p>
          </table:table-cell>
          <table:table-cell table:number-columns-repeated="2"/>
          <table:table-cell office:value-type="string">
            <text:p>Occ. V18 Inc. V18 Edge</text:p>
          </table:table-cell>
          <table:table-cell office:value-type="string">
            <text:p>Alg 14</text:p>
          </table:table-cell>
          <table:table-cell office:value-type="string">
            <text:p>15.6863</text:p>
          </table:table-cell>
          <table:table-cell office:value-type="string">
            <text:p>1.0088</text:p>
          </table:table-cell>
          <table:table-cell office:value-type="string">
            <text:p>19.1047</text:p>
          </table:table-cell>
          <table:table-cell office:value-type="string">
            <text:p>79.8865</text:p>
          </table:table-cell>
          <table:table-cell office:value-type="float" office:value="6344">
            <text:p>6344</text:p>
          </table:table-cell>
          <table:table-cell table:number-columns-repeated="2"/>
          <table:table-cell office:value-type="string">
            <text:p>Occ. V18 Inc. V18 Edge</text:p>
          </table:table-cell>
          <table:table-cell office:value-type="string">
            <text:p>Alg 14</text:p>
          </table:table-cell>
          <table:table-cell office:value-type="string">
            <text:p>83.3333</text:p>
          </table:table-cell>
          <table:table-cell office:value-type="string">
            <text:p>19.8135</text:p>
          </table:table-cell>
          <table:table-cell office:value-type="string">
            <text:p>44.2890</text:p>
          </table:table-cell>
          <table:table-cell office:value-type="string">
            <text:p>35.8974</text:p>
          </table:table-cell>
          <table:table-cell office:value-type="float" office:value="1716">
            <text:p>1716</text:p>
          </table:table-cell>
        </table:table-row>
        <table:table-row table:style-name="ro1">
          <table:table-cell office:value-type="string">
            <text:p>Occ. V18 Inc. V26 Edge</text:p>
          </table:table-cell>
          <table:table-cell office:value-type="string">
            <text:p>Alg 15</text:p>
          </table:table-cell>
          <table:table-cell office:value-type="string">
            <text:p>100.0000</text:p>
          </table:table-cell>
          <table:table-cell office:value-type="string">
            <text:p>50.2463</text:p>
          </table:table-cell>
          <table:table-cell office:value-type="string">
            <text:p>49.7537</text:p>
          </table:table-cell>
          <table:table-cell office:value-type="float" office:value="0">
            <text:p>0</text:p>
          </table:table-cell>
          <table:table-cell office:value-type="float" office:value="812">
            <text:p>812</text:p>
          </table:table-cell>
          <table:table-cell table:number-columns-repeated="2"/>
          <table:table-cell office:value-type="string">
            <text:p>Occ. V18 Inc. V26 Edge</text:p>
          </table:table-cell>
          <table:table-cell office:value-type="string">
            <text:p>Alg 15</text:p>
          </table:table-cell>
          <table:table-cell office:value-type="string">
            <text:p>15.6863</text:p>
          </table:table-cell>
          <table:table-cell office:value-type="string">
            <text:p>0.9496</text:p>
          </table:table-cell>
          <table:table-cell office:value-type="string">
            <text:p>17.9822</text:p>
          </table:table-cell>
          <table:table-cell office:value-type="string">
            <text:p>81.0682</text:p>
          </table:table-cell>
          <table:table-cell office:value-type="float" office:value="6740">
            <text:p>6740</text:p>
          </table:table-cell>
          <table:table-cell table:number-columns-repeated="2"/>
          <table:table-cell office:value-type="string">
            <text:p>Occ. V18 Inc. V26 Edge</text:p>
          </table:table-cell>
          <table:table-cell office:value-type="string">
            <text:p>Alg 15</text:p>
          </table:table-cell>
          <table:table-cell office:value-type="string">
            <text:p>83.3333</text:p>
          </table:table-cell>
          <table:table-cell office:value-type="string">
            <text:p>15.1246</text:p>
          </table:table-cell>
          <table:table-cell office:value-type="string">
            <text:p>44.4840</text:p>
          </table:table-cell>
          <table:table-cell office:value-type="string">
            <text:p>40.3915</text:p>
          </table:table-cell>
          <table:table-cell office:value-type="float" office:value="2248">
            <text:p>2248</text:p>
          </table:table-cell>
        </table:table-row>
        <table:table-row table:style-name="ro1">
          <table:table-cell office:value-type="string">
            <text:p>Occ. V26 Inc. V6 Edge</text:p>
          </table:table-cell>
          <table:table-cell office:value-type="string">
            <text:p>Alg 16</text:p>
          </table:table-cell>
          <table:table-cell office:value-type="string">
            <text:p>100.0000</text:p>
          </table:table-cell>
          <table:table-cell table:number-columns-repeated="2" office:value-type="string">
            <text:p>50.0000</text:p>
          </table:table-cell>
          <table:table-cell office:value-type="float" office:value="0">
            <text:p>0</text:p>
          </table:table-cell>
          <table:table-cell office:value-type="float" office:value="816">
            <text:p>816</text:p>
          </table:table-cell>
          <table:table-cell table:number-columns-repeated="2"/>
          <table:table-cell office:value-type="string">
            <text:p>Occ. V26 Inc. V6 Edge</text:p>
          </table:table-cell>
          <table:table-cell office:value-type="string">
            <text:p>Alg 16</text:p>
          </table:table-cell>
          <table:table-cell office:value-type="string">
            <text:p>15.6863</text:p>
          </table:table-cell>
          <table:table-cell office:value-type="string">
            <text:p>1.3434</text:p>
          </table:table-cell>
          <table:table-cell office:value-type="string">
            <text:p>27.9597</text:p>
          </table:table-cell>
          <table:table-cell office:value-type="string">
            <text:p>70.6969</text:p>
          </table:table-cell>
          <table:table-cell office:value-type="float" office:value="4764">
            <text:p>4764</text:p>
          </table:table-cell>
          <table:table-cell table:number-columns-repeated="2"/>
          <table:table-cell office:value-type="string">
            <text:p>Occ. V26 Inc. V6 Edge</text:p>
          </table:table-cell>
          <table:table-cell office:value-type="string">
            <text:p>Alg 16</text:p>
          </table:table-cell>
          <table:table-cell office:value-type="string">
            <text:p>83.3333</text:p>
          </table:table-cell>
          <table:table-cell office:value-type="string">
            <text:p>40.0943</text:p>
          </table:table-cell>
          <table:table-cell office:value-type="string">
            <text:p>34.9057</text:p>
          </table:table-cell>
          <table:table-cell office:value-type="string">
            <text:p>25.0000</text:p>
          </table:table-cell>
          <table:table-cell office:value-type="float" office:value="848">
            <text:p>848</text:p>
          </table:table-cell>
        </table:table-row>
        <table:table-row table:style-name="ro1">
          <table:table-cell office:value-type="string">
            <text:p>Occ. V26 Inc. V18 Edge</text:p>
          </table:table-cell>
          <table:table-cell office:value-type="string">
            <text:p>Alg 17</text:p>
          </table:table-cell>
          <table:table-cell office:value-type="string">
            <text:p>100.0000</text:p>
          </table:table-cell>
          <table:table-cell table:number-columns-repeated="2" office:value-type="string">
            <text:p>50.0000</text:p>
          </table:table-cell>
          <table:table-cell office:value-type="float" office:value="0">
            <text:p>0</text:p>
          </table:table-cell>
          <table:table-cell office:value-type="float" office:value="816">
            <text:p>816</text:p>
          </table:table-cell>
          <table:table-cell table:number-columns-repeated="2"/>
          <table:table-cell office:value-type="string">
            <text:p>Occ. V26 Inc. V18 Edge</text:p>
          </table:table-cell>
          <table:table-cell office:value-type="string">
            <text:p>Alg 17</text:p>
          </table:table-cell>
          <table:table-cell office:value-type="string">
            <text:p>15.6863</text:p>
          </table:table-cell>
          <table:table-cell office:value-type="string">
            <text:p>0.9633</text:p>
          </table:table-cell>
          <table:table-cell office:value-type="string">
            <text:p>21.4931</text:p>
          </table:table-cell>
          <table:table-cell office:value-type="string">
            <text:p>77.5436</text:p>
          </table:table-cell>
          <table:table-cell office:value-type="float" office:value="6644">
            <text:p>6644</text:p>
          </table:table-cell>
          <table:table-cell table:number-columns-repeated="2"/>
          <table:table-cell office:value-type="string">
            <text:p>Occ. V26 Inc. V18 Edge</text:p>
          </table:table-cell>
          <table:table-cell office:value-type="string">
            <text:p>Alg 17</text:p>
          </table:table-cell>
          <table:table-cell office:value-type="string">
            <text:p>83.3333</text:p>
          </table:table-cell>
          <table:table-cell office:value-type="string">
            <text:p>19.1011</text:p>
          </table:table-cell>
          <table:table-cell office:value-type="string">
            <text:p>46.2921</text:p>
          </table:table-cell>
          <table:table-cell office:value-type="string">
            <text:p>34.6067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string">
            <text:p>Occ. V26 Inc. V26 Edge</text:p>
          </table:table-cell>
          <table:table-cell office:value-type="string">
            <text:p>Alg 18</text:p>
          </table:table-cell>
          <table:table-cell office:value-type="string">
            <text:p>100.0000</text:p>
          </table:table-cell>
          <table:table-cell table:number-columns-repeated="2" office:value-type="string">
            <text:p>50.0000</text:p>
          </table:table-cell>
          <table:table-cell office:value-type="float" office:value="0">
            <text:p>0</text:p>
          </table:table-cell>
          <table:table-cell office:value-type="float" office:value="816">
            <text:p>816</text:p>
          </table:table-cell>
          <table:table-cell table:number-columns-repeated="2"/>
          <table:table-cell office:value-type="string">
            <text:p>Occ. V26 Inc. V26 Edge</text:p>
          </table:table-cell>
          <table:table-cell office:value-type="string">
            <text:p>Alg 18</text:p>
          </table:table-cell>
          <table:table-cell office:value-type="string">
            <text:p>15.6863</text:p>
          </table:table-cell>
          <table:table-cell office:value-type="string">
            <text:p>0.9091</text:p>
          </table:table-cell>
          <table:table-cell office:value-type="string">
            <text:p>20.2841</text:p>
          </table:table-cell>
          <table:table-cell office:value-type="string">
            <text:p>78.8068</text:p>
          </table:table-cell>
          <table:table-cell office:value-type="float" office:value="7040">
            <text:p>7040</text:p>
          </table:table-cell>
          <table:table-cell table:number-columns-repeated="2"/>
          <table:table-cell office:value-type="string">
            <text:p>Occ. V26 Inc. V26 Edge</text:p>
          </table:table-cell>
          <table:table-cell office:value-type="string">
            <text:p>Alg 18</text:p>
          </table:table-cell>
          <table:table-cell office:value-type="string">
            <text:p>83.3333</text:p>
          </table:table-cell>
          <table:table-cell office:value-type="string">
            <text:p>14.7059</text:p>
          </table:table-cell>
          <table:table-cell office:value-type="string">
            <text:p>46.0208</text:p>
          </table:table-cell>
          <table:table-cell office:value-type="string">
            <text:p>39.2734</text:p>
          </table:table-cell>
          <table:table-cell office:value-type="float" office:value="2312">
            <text:p>231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5"/>
          <table:table-cell table:number-columns-repeated="4"/>
          <table:table-cell table:style-name="Default" table:number-columns-repeated="5"/>
        </table:table-row>
        <table:table-row table:style-name="ro1">
          <table:table-cell office:value-type="string">
            <text:p>Perfect Environment</text:p>
          </table:table-cell>
          <table:table-cell/>
          <table:table-cell table:style-name="Default"/>
          <table:table-cell table:number-columns-repeated="3" table:style-name="ce1" office:value-type="string">
            <text:p>Frontières</text:p>
          </table:table-cell>
          <table:table-cell table:style-name="ce1" table:number-columns-repeated="3"/>
          <table:table-cell office:value-type="string">
            <text:p>Real Environment</text:p>
          </table:table-cell>
          <table:table-cell/>
          <table:table-cell table:style-name="Default"/>
          <table:table-cell table:number-columns-repeated="3" table:style-name="ce1" office:value-type="string">
            <text:p>Frontières</text:p>
          </table:table-cell>
          <table:table-cell table:style-name="ce1"/>
          <table:table-cell/>
          <table:table-cell table:style-name="ce1"/>
          <table:table-cell office:value-type="string">
            <text:p>Real Environment</text:p>
          </table:table-cell>
          <table:table-cell/>
          <table:table-cell table:style-name="Default"/>
          <table:table-cell table:number-columns-repeated="3" table:style-name="ce1" office:value-type="string">
            <text:p>Frontières</text:p>
          </table:table-cell>
          <table:table-cell table:style-name="ce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s: ~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  <table:table-cell table:style-name="ce1" table:number-columns-repeated="2"/>
          <table:table-cell office:value-type="float" office:value="2">
            <text:p>2</text:p>
          </table:table-cell>
          <table:table-cell office:value-type="string">
            <text:p>Res: [360,90]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  <table:table-cell/>
          <table:table-cell table:style-name="ce1"/>
          <table:table-cell office:value-type="float" office:value="2">
            <text:p>2</text:p>
          </table:table-cell>
          <table:table-cell office:value-type="string">
            <text:p>Res: [720,180]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string">
            <text:p>86.0000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string">
            <text:p>60.0000</text:p>
          </table:table-cell>
          <table:table-cell office:value-type="string">
            <text:p>49.1803</text:p>
          </table:table-cell>
          <table:table-cell office:value-type="string">
            <text:p>44.2623</text:p>
          </table:table-cell>
          <table:table-cell office:value-type="string">
            <text:p>6.5574</text:p>
          </table:table-cell>
          <table:table-cell office:value-type="float" office:value="244">
            <text:p>244</text:p>
          </table:table-cell>
          <table:table-cell table:number-columns-repeated="2"/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string">
            <text:p>68.0000</text:p>
          </table:table-cell>
          <table:table-cell office:value-type="string">
            <text:p>80.9524</text:p>
          </table:table-cell>
          <table:table-cell office:value-type="string">
            <text:p>19.0476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Occ. V6 Inc. V18</text:p>
          </table:table-cell>
          <table:table-cell office:value-type="string">
            <text:p>Alg 2</text:p>
          </table:table-cell>
          <table:table-cell office:value-type="string">
            <text:p>100.0000</text:p>
          </table:table-cell>
          <table:table-cell office:value-type="string">
            <text:p>68.4932</text:p>
          </table:table-cell>
          <table:table-cell office:value-type="string">
            <text:p>31.5068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number-columns-repeated="2"/>
          <table:table-cell office:value-type="string">
            <text:p>Occ. V6 Inc. V18</text:p>
          </table:table-cell>
          <table:table-cell office:value-type="string">
            <text:p>Alg 2</text:p>
          </table:table-cell>
          <table:table-cell office:value-type="string">
            <text:p>60.0000</text:p>
          </table:table-cell>
          <table:table-cell office:value-type="string">
            <text:p>21.2766</text:p>
          </table:table-cell>
          <table:table-cell office:value-type="string">
            <text:p>61.7021</text:p>
          </table:table-cell>
          <table:table-cell office:value-type="string">
            <text:p>17.0213</text:p>
          </table:table-cell>
          <table:table-cell office:value-type="float" office:value="564">
            <text:p>564</text:p>
          </table:table-cell>
          <table:table-cell table:number-columns-repeated="2"/>
          <table:table-cell office:value-type="string">
            <text:p>Occ. V6 Inc. V18</text:p>
          </table:table-cell>
          <table:table-cell office:value-type="string">
            <text:p>Alg 2</text:p>
          </table:table-cell>
          <table:table-cell office:value-type="string">
            <text:p>68.0000</text:p>
          </table:table-cell>
          <table:table-cell office:value-type="string">
            <text:p>56.6667</text:p>
          </table:table-cell>
          <table:table-cell office:value-type="string">
            <text:p>43.3333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Occ. V6 Inc. V26</text:p>
          </table:table-cell>
          <table:table-cell office:value-type="string">
            <text:p>Alg 3</text:p>
          </table:table-cell>
          <table:table-cell office:value-type="string">
            <text:p>100.0000</text:p>
          </table:table-cell>
          <table:table-cell office:value-type="string">
            <text:p>56.1798</text:p>
          </table:table-cell>
          <table:table-cell office:value-type="string">
            <text:p>43.8202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table:number-columns-repeated="2"/>
          <table:table-cell office:value-type="string">
            <text:p>Occ. V6 Inc. V26</text:p>
          </table:table-cell>
          <table:table-cell office:value-type="string">
            <text:p>Alg 3</text:p>
          </table:table-cell>
          <table:table-cell office:value-type="string">
            <text:p>60.0000</text:p>
          </table:table-cell>
          <table:table-cell office:value-type="string">
            <text:p>16.8539</text:p>
          </table:table-cell>
          <table:table-cell office:value-type="string">
            <text:p>60.1124</text:p>
          </table:table-cell>
          <table:table-cell office:value-type="string">
            <text:p>23.0337</text:p>
          </table:table-cell>
          <table:table-cell office:value-type="float" office:value="712">
            <text:p>712</text:p>
          </table:table-cell>
          <table:table-cell table:number-columns-repeated="2"/>
          <table:table-cell office:value-type="string">
            <text:p>Occ. V6 Inc. V26</text:p>
          </table:table-cell>
          <table:table-cell office:value-type="string">
            <text:p>Alg 3</text:p>
          </table:table-cell>
          <table:table-cell office:value-type="string">
            <text:p>68.0000</text:p>
          </table:table-cell>
          <table:table-cell office:value-type="string">
            <text:p>56.6667</text:p>
          </table:table-cell>
          <table:table-cell office:value-type="string">
            <text:p>43.3333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Occ. V18 Inc. V6</text:p>
          </table:table-cell>
          <table:table-cell office:value-type="string">
            <text:p>Alg 4</text:p>
          </table:table-cell>
          <table:table-cell office:value-type="string">
            <text:p>86.0000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string">
            <text:p>Occ. V18 Inc. V6</text:p>
          </table:table-cell>
          <table:table-cell office:value-type="string">
            <text:p>Alg 4</text:p>
          </table:table-cell>
          <table:table-cell office:value-type="string">
            <text:p>60.0000</text:p>
          </table:table-cell>
          <table:table-cell office:value-type="string">
            <text:p>38.4615</text:p>
          </table:table-cell>
          <table:table-cell office:value-type="string">
            <text:p>51.2821</text:p>
          </table:table-cell>
          <table:table-cell office:value-type="string">
            <text:p>10.2564</text:p>
          </table:table-cell>
          <table:table-cell office:value-type="float" office:value="312">
            <text:p>312</text:p>
          </table:table-cell>
          <table:table-cell table:number-columns-repeated="2"/>
          <table:table-cell office:value-type="string">
            <text:p>Occ. V18 Inc. V6</text:p>
          </table:table-cell>
          <table:table-cell office:value-type="string">
            <text:p>Alg 4</text:p>
          </table:table-cell>
          <table:table-cell office:value-type="string">
            <text:p>68.0000</text:p>
          </table:table-cell>
          <table:table-cell office:value-type="string">
            <text:p>80.9524</text:p>
          </table:table-cell>
          <table:table-cell office:value-type="string">
            <text:p>19.0476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Occ. V18 Inc. V18</text:p>
          </table:table-cell>
          <table:table-cell office:value-type="string">
            <text:p>Alg 5</text:p>
          </table:table-cell>
          <table:table-cell office:value-type="string">
            <text:p>100.0000</text:p>
          </table:table-cell>
          <table:table-cell office:value-type="string">
            <text:p>68.4932</text:p>
          </table:table-cell>
          <table:table-cell office:value-type="string">
            <text:p>31.5068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number-columns-repeated="2"/>
          <table:table-cell office:value-type="string">
            <text:p>Occ. V18 Inc. V18</text:p>
          </table:table-cell>
          <table:table-cell office:value-type="string">
            <text:p>Alg 5</text:p>
          </table:table-cell>
          <table:table-cell office:value-type="string">
            <text:p>60.0000</text:p>
          </table:table-cell>
          <table:table-cell office:value-type="string">
            <text:p>18.9873</text:p>
          </table:table-cell>
          <table:table-cell office:value-type="string">
            <text:p>63.2911</text:p>
          </table:table-cell>
          <table:table-cell office:value-type="string">
            <text:p>17.7215</text:p>
          </table:table-cell>
          <table:table-cell office:value-type="float" office:value="632">
            <text:p>632</text:p>
          </table:table-cell>
          <table:table-cell table:number-columns-repeated="2"/>
          <table:table-cell office:value-type="string">
            <text:p>Occ. V18 Inc. V18</text:p>
          </table:table-cell>
          <table:table-cell office:value-type="string">
            <text:p>Alg 5</text:p>
          </table:table-cell>
          <table:table-cell office:value-type="string">
            <text:p>68.0000</text:p>
          </table:table-cell>
          <table:table-cell office:value-type="string">
            <text:p>56.6667</text:p>
          </table:table-cell>
          <table:table-cell office:value-type="string">
            <text:p>43.3333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string">
            <text:p>100.0000</text:p>
          </table:table-cell>
          <table:table-cell office:value-type="string">
            <text:p>56.1798</text:p>
          </table:table-cell>
          <table:table-cell office:value-type="string">
            <text:p>43.8202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table:number-columns-repeated="2"/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string">
            <text:p>60.0000</text:p>
          </table:table-cell>
          <table:table-cell office:value-type="string">
            <text:p>15.3846</text:p>
          </table:table-cell>
          <table:table-cell office:value-type="string">
            <text:p>61.5385</text:p>
          </table:table-cell>
          <table:table-cell office:value-type="string">
            <text:p>23.0769</text:p>
          </table:table-cell>
          <table:table-cell office:value-type="float" office:value="780">
            <text:p>780</text:p>
          </table:table-cell>
          <table:table-cell table:number-columns-repeated="2"/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string">
            <text:p>68.0000</text:p>
          </table:table-cell>
          <table:table-cell office:value-type="string">
            <text:p>56.6667</text:p>
          </table:table-cell>
          <table:table-cell office:value-type="string">
            <text:p>43.3333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Occ. V26 Inc. V6</text:p>
          </table:table-cell>
          <table:table-cell office:value-type="string">
            <text:p>Alg 7</text:p>
          </table:table-cell>
          <table:table-cell office:value-type="string">
            <text:p>86.0000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string">
            <text:p>Occ. V26 Inc. V6</text:p>
          </table:table-cell>
          <table:table-cell office:value-type="string">
            <text:p>Alg 7</text:p>
          </table:table-cell>
          <table:table-cell office:value-type="string">
            <text:p>60.0000</text:p>
          </table:table-cell>
          <table:table-cell office:value-type="string">
            <text:p>38.4615</text:p>
          </table:table-cell>
          <table:table-cell office:value-type="string">
            <text:p>51.2821</text:p>
          </table:table-cell>
          <table:table-cell office:value-type="string">
            <text:p>10.2564</text:p>
          </table:table-cell>
          <table:table-cell office:value-type="float" office:value="312">
            <text:p>312</text:p>
          </table:table-cell>
          <table:table-cell table:number-columns-repeated="2"/>
          <table:table-cell office:value-type="string">
            <text:p>Occ. V26 Inc. V6</text:p>
          </table:table-cell>
          <table:table-cell office:value-type="string">
            <text:p>Alg 7</text:p>
          </table:table-cell>
          <table:table-cell office:value-type="string">
            <text:p>68.0000</text:p>
          </table:table-cell>
          <table:table-cell office:value-type="string">
            <text:p>80.9524</text:p>
          </table:table-cell>
          <table:table-cell office:value-type="string">
            <text:p>19.0476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Occ. V26 Inc. V18</text:p>
          </table:table-cell>
          <table:table-cell office:value-type="string">
            <text:p>Alg 8</text:p>
          </table:table-cell>
          <table:table-cell office:value-type="string">
            <text:p>100.0000</text:p>
          </table:table-cell>
          <table:table-cell office:value-type="string">
            <text:p>68.4932</text:p>
          </table:table-cell>
          <table:table-cell office:value-type="string">
            <text:p>31.5068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number-columns-repeated="2"/>
          <table:table-cell office:value-type="string">
            <text:p>Occ. V26 Inc. V18</text:p>
          </table:table-cell>
          <table:table-cell office:value-type="string">
            <text:p>Alg 8</text:p>
          </table:table-cell>
          <table:table-cell office:value-type="string">
            <text:p>60.0000</text:p>
          </table:table-cell>
          <table:table-cell office:value-type="string">
            <text:p>18.9873</text:p>
          </table:table-cell>
          <table:table-cell office:value-type="string">
            <text:p>63.2911</text:p>
          </table:table-cell>
          <table:table-cell office:value-type="string">
            <text:p>17.7215</text:p>
          </table:table-cell>
          <table:table-cell office:value-type="float" office:value="632">
            <text:p>632</text:p>
          </table:table-cell>
          <table:table-cell table:number-columns-repeated="2"/>
          <table:table-cell office:value-type="string">
            <text:p>Occ. V26 Inc. V18</text:p>
          </table:table-cell>
          <table:table-cell office:value-type="string">
            <text:p>Alg 8</text:p>
          </table:table-cell>
          <table:table-cell office:value-type="string">
            <text:p>68.0000</text:p>
          </table:table-cell>
          <table:table-cell office:value-type="string">
            <text:p>56.6667</text:p>
          </table:table-cell>
          <table:table-cell office:value-type="string">
            <text:p>43.3333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Occ. V26 Inc. V26</text:p>
          </table:table-cell>
          <table:table-cell office:value-type="string">
            <text:p>Alg 9</text:p>
          </table:table-cell>
          <table:table-cell office:value-type="string">
            <text:p>100.0000</text:p>
          </table:table-cell>
          <table:table-cell office:value-type="string">
            <text:p>56.1798</text:p>
          </table:table-cell>
          <table:table-cell office:value-type="string">
            <text:p>43.8202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table:number-columns-repeated="2"/>
          <table:table-cell office:value-type="string">
            <text:p>Occ. V26 Inc. V26</text:p>
          </table:table-cell>
          <table:table-cell office:value-type="string">
            <text:p>Alg 9</text:p>
          </table:table-cell>
          <table:table-cell office:value-type="string">
            <text:p>60.0000</text:p>
          </table:table-cell>
          <table:table-cell office:value-type="string">
            <text:p>15.3846</text:p>
          </table:table-cell>
          <table:table-cell office:value-type="string">
            <text:p>61.5385</text:p>
          </table:table-cell>
          <table:table-cell office:value-type="string">
            <text:p>23.0769</text:p>
          </table:table-cell>
          <table:table-cell office:value-type="float" office:value="780">
            <text:p>780</text:p>
          </table:table-cell>
          <table:table-cell table:number-columns-repeated="2"/>
          <table:table-cell office:value-type="string">
            <text:p>Occ. V26 Inc. V26</text:p>
          </table:table-cell>
          <table:table-cell office:value-type="string">
            <text:p>Alg 9</text:p>
          </table:table-cell>
          <table:table-cell office:value-type="string">
            <text:p>68.0000</text:p>
          </table:table-cell>
          <table:table-cell office:value-type="string">
            <text:p>56.6667</text:p>
          </table:table-cell>
          <table:table-cell office:value-type="string">
            <text:p>43.3333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Occ. V6 Inc. V6 Edge</text:p>
          </table:table-cell>
          <table:table-cell office:value-type="string">
            <text:p>Alg 10</text:p>
          </table:table-cell>
          <table:table-cell office:value-type="string">
            <text:p>86.0000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string">
            <text:p>Occ. V6 Inc. V6 Edge</text:p>
          </table:table-cell>
          <table:table-cell office:value-type="string">
            <text:p>Alg 10</text:p>
          </table:table-cell>
          <table:table-cell office:value-type="string">
            <text:p>60.0000</text:p>
          </table:table-cell>
          <table:table-cell office:value-type="string">
            <text:p>49.1803</text:p>
          </table:table-cell>
          <table:table-cell office:value-type="string">
            <text:p>44.2623</text:p>
          </table:table-cell>
          <table:table-cell office:value-type="string">
            <text:p>6.5574</text:p>
          </table:table-cell>
          <table:table-cell office:value-type="float" office:value="244">
            <text:p>244</text:p>
          </table:table-cell>
          <table:table-cell table:number-columns-repeated="2"/>
          <table:table-cell office:value-type="string">
            <text:p>Occ. V6 Inc. V6 Edge</text:p>
          </table:table-cell>
          <table:table-cell office:value-type="string">
            <text:p>Alg 10</text:p>
          </table:table-cell>
          <table:table-cell office:value-type="string">
            <text:p>68.0000</text:p>
          </table:table-cell>
          <table:table-cell office:value-type="string">
            <text:p>80.9524</text:p>
          </table:table-cell>
          <table:table-cell office:value-type="string">
            <text:p>19.0476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Occ. V6 Inc. V18 Edge</text:p>
          </table:table-cell>
          <table:table-cell office:value-type="string">
            <text:p>Alg 11</text:p>
          </table:table-cell>
          <table:table-cell office:value-type="string">
            <text:p>100.0000</text:p>
          </table:table-cell>
          <table:table-cell office:value-type="string">
            <text:p>68.4932</text:p>
          </table:table-cell>
          <table:table-cell office:value-type="string">
            <text:p>31.5068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number-columns-repeated="2"/>
          <table:table-cell office:value-type="string">
            <text:p>Occ. V6 Inc. V18 Edge</text:p>
          </table:table-cell>
          <table:table-cell office:value-type="string">
            <text:p>Alg 11</text:p>
          </table:table-cell>
          <table:table-cell office:value-type="string">
            <text:p>60.0000</text:p>
          </table:table-cell>
          <table:table-cell office:value-type="string">
            <text:p>21.2766</text:p>
          </table:table-cell>
          <table:table-cell office:value-type="string">
            <text:p>61.7021</text:p>
          </table:table-cell>
          <table:table-cell office:value-type="string">
            <text:p>17.0213</text:p>
          </table:table-cell>
          <table:table-cell office:value-type="float" office:value="564">
            <text:p>564</text:p>
          </table:table-cell>
          <table:table-cell table:number-columns-repeated="2"/>
          <table:table-cell office:value-type="string">
            <text:p>Occ. V6 Inc. V18 Edge</text:p>
          </table:table-cell>
          <table:table-cell office:value-type="string">
            <text:p>Alg 11</text:p>
          </table:table-cell>
          <table:table-cell office:value-type="string">
            <text:p>68.0000</text:p>
          </table:table-cell>
          <table:table-cell office:value-type="string">
            <text:p>56.6667</text:p>
          </table:table-cell>
          <table:table-cell office:value-type="string">
            <text:p>43.3333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Occ. V6 Inc. V26 Edge</text:p>
          </table:table-cell>
          <table:table-cell office:value-type="string">
            <text:p>Alg 12</text:p>
          </table:table-cell>
          <table:table-cell office:value-type="string">
            <text:p>100.0000</text:p>
          </table:table-cell>
          <table:table-cell office:value-type="string">
            <text:p>56.1798</text:p>
          </table:table-cell>
          <table:table-cell office:value-type="string">
            <text:p>43.8202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table:number-columns-repeated="2"/>
          <table:table-cell office:value-type="string">
            <text:p>Occ. V6 Inc. V26 Edge</text:p>
          </table:table-cell>
          <table:table-cell office:value-type="string">
            <text:p>Alg 12</text:p>
          </table:table-cell>
          <table:table-cell office:value-type="string">
            <text:p>60.0000</text:p>
          </table:table-cell>
          <table:table-cell office:value-type="string">
            <text:p>16.8539</text:p>
          </table:table-cell>
          <table:table-cell office:value-type="string">
            <text:p>60.1124</text:p>
          </table:table-cell>
          <table:table-cell office:value-type="string">
            <text:p>23.0337</text:p>
          </table:table-cell>
          <table:table-cell office:value-type="float" office:value="712">
            <text:p>712</text:p>
          </table:table-cell>
          <table:table-cell table:number-columns-repeated="2"/>
          <table:table-cell office:value-type="string">
            <text:p>Occ. V6 Inc. V26 Edge</text:p>
          </table:table-cell>
          <table:table-cell office:value-type="string">
            <text:p>Alg 12</text:p>
          </table:table-cell>
          <table:table-cell office:value-type="string">
            <text:p>68.0000</text:p>
          </table:table-cell>
          <table:table-cell office:value-type="string">
            <text:p>56.6667</text:p>
          </table:table-cell>
          <table:table-cell office:value-type="string">
            <text:p>43.3333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Occ. V18 Inc. V6 Edge</text:p>
          </table:table-cell>
          <table:table-cell office:value-type="string">
            <text:p>Alg 13</text:p>
          </table:table-cell>
          <table:table-cell office:value-type="string">
            <text:p>86.0000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72">
            <text:p>172</text:p>
          </table:table-cell>
          <table:table-cell table:style-name="ce1" table:number-columns-repeated="2"/>
          <table:table-cell office:value-type="string">
            <text:p>Occ. V18 Inc. V6 Edge</text:p>
          </table:table-cell>
          <table:table-cell office:value-type="string">
            <text:p>Alg 13</text:p>
          </table:table-cell>
          <table:table-cell office:value-type="string">
            <text:p>60.0000</text:p>
          </table:table-cell>
          <table:table-cell office:value-type="string">
            <text:p>38.4615</text:p>
          </table:table-cell>
          <table:table-cell office:value-type="string">
            <text:p>51.2821</text:p>
          </table:table-cell>
          <table:table-cell office:value-type="string">
            <text:p>10.2564</text:p>
          </table:table-cell>
          <table:table-cell office:value-type="float" office:value="312">
            <text:p>312</text:p>
          </table:table-cell>
          <table:table-cell/>
          <table:table-cell table:style-name="ce1"/>
          <table:table-cell office:value-type="string">
            <text:p>Occ. V18 Inc. V6 Edge</text:p>
          </table:table-cell>
          <table:table-cell office:value-type="string">
            <text:p>Alg 13</text:p>
          </table:table-cell>
          <table:table-cell office:value-type="string">
            <text:p>68.0000</text:p>
          </table:table-cell>
          <table:table-cell office:value-type="string">
            <text:p>80.9524</text:p>
          </table:table-cell>
          <table:table-cell office:value-type="string">
            <text:p>19.0476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Occ. V18 Inc. V18 Edge</text:p>
          </table:table-cell>
          <table:table-cell office:value-type="string">
            <text:p>Alg 14</text:p>
          </table:table-cell>
          <table:table-cell office:value-type="string">
            <text:p>100.0000</text:p>
          </table:table-cell>
          <table:table-cell office:value-type="string">
            <text:p>68.4932</text:p>
          </table:table-cell>
          <table:table-cell office:value-type="string">
            <text:p>31.5068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style-name="ce1" table:number-columns-repeated="2"/>
          <table:table-cell office:value-type="string">
            <text:p>Occ. V18 Inc. V18 Edge</text:p>
          </table:table-cell>
          <table:table-cell office:value-type="string">
            <text:p>Alg 14</text:p>
          </table:table-cell>
          <table:table-cell office:value-type="string">
            <text:p>60.0000</text:p>
          </table:table-cell>
          <table:table-cell office:value-type="string">
            <text:p>18.9873</text:p>
          </table:table-cell>
          <table:table-cell office:value-type="string">
            <text:p>63.2911</text:p>
          </table:table-cell>
          <table:table-cell office:value-type="string">
            <text:p>17.7215</text:p>
          </table:table-cell>
          <table:table-cell office:value-type="float" office:value="632">
            <text:p>632</text:p>
          </table:table-cell>
          <table:table-cell/>
          <table:table-cell table:style-name="ce1"/>
          <table:table-cell office:value-type="string">
            <text:p>Occ. V18 Inc. V18 Edge</text:p>
          </table:table-cell>
          <table:table-cell office:value-type="string">
            <text:p>Alg 14</text:p>
          </table:table-cell>
          <table:table-cell office:value-type="string">
            <text:p>68.0000</text:p>
          </table:table-cell>
          <table:table-cell office:value-type="string">
            <text:p>56.6667</text:p>
          </table:table-cell>
          <table:table-cell office:value-type="string">
            <text:p>43.3333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Occ. V18 Inc. V26 Edge</text:p>
          </table:table-cell>
          <table:table-cell office:value-type="string">
            <text:p>Alg 15</text:p>
          </table:table-cell>
          <table:table-cell office:value-type="string">
            <text:p>100.0000</text:p>
          </table:table-cell>
          <table:table-cell office:value-type="string">
            <text:p>56.1798</text:p>
          </table:table-cell>
          <table:table-cell office:value-type="string">
            <text:p>43.8202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table:number-columns-repeated="2"/>
          <table:table-cell office:value-type="string">
            <text:p>Occ. V18 Inc. V26 Edge</text:p>
          </table:table-cell>
          <table:table-cell office:value-type="string">
            <text:p>Alg 15</text:p>
          </table:table-cell>
          <table:table-cell office:value-type="string">
            <text:p>60.0000</text:p>
          </table:table-cell>
          <table:table-cell office:value-type="string">
            <text:p>15.3846</text:p>
          </table:table-cell>
          <table:table-cell office:value-type="string">
            <text:p>61.5385</text:p>
          </table:table-cell>
          <table:table-cell office:value-type="string">
            <text:p>23.0769</text:p>
          </table:table-cell>
          <table:table-cell office:value-type="float" office:value="780">
            <text:p>780</text:p>
          </table:table-cell>
          <table:table-cell table:number-columns-repeated="2"/>
          <table:table-cell office:value-type="string">
            <text:p>Occ. V18 Inc. V26 Edge</text:p>
          </table:table-cell>
          <table:table-cell office:value-type="string">
            <text:p>Alg 15</text:p>
          </table:table-cell>
          <table:table-cell office:value-type="string">
            <text:p>68.0000</text:p>
          </table:table-cell>
          <table:table-cell office:value-type="string">
            <text:p>56.6667</text:p>
          </table:table-cell>
          <table:table-cell office:value-type="string">
            <text:p>43.3333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Occ. V26 Inc. V6 Edge</text:p>
          </table:table-cell>
          <table:table-cell office:value-type="string">
            <text:p>Alg 16</text:p>
          </table:table-cell>
          <table:table-cell office:value-type="string">
            <text:p>86.0000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string">
            <text:p>Occ. V26 Inc. V6 Edge</text:p>
          </table:table-cell>
          <table:table-cell office:value-type="string">
            <text:p>Alg 16</text:p>
          </table:table-cell>
          <table:table-cell office:value-type="string">
            <text:p>60.0000</text:p>
          </table:table-cell>
          <table:table-cell office:value-type="string">
            <text:p>38.4615</text:p>
          </table:table-cell>
          <table:table-cell office:value-type="string">
            <text:p>51.2821</text:p>
          </table:table-cell>
          <table:table-cell office:value-type="string">
            <text:p>10.2564</text:p>
          </table:table-cell>
          <table:table-cell office:value-type="float" office:value="312">
            <text:p>312</text:p>
          </table:table-cell>
          <table:table-cell table:number-columns-repeated="2"/>
          <table:table-cell office:value-type="string">
            <text:p>Occ. V26 Inc. V6 Edge</text:p>
          </table:table-cell>
          <table:table-cell office:value-type="string">
            <text:p>Alg 16</text:p>
          </table:table-cell>
          <table:table-cell office:value-type="string">
            <text:p>68.0000</text:p>
          </table:table-cell>
          <table:table-cell office:value-type="string">
            <text:p>80.9524</text:p>
          </table:table-cell>
          <table:table-cell office:value-type="string">
            <text:p>19.0476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Occ. V26 Inc. V18 Edge</text:p>
          </table:table-cell>
          <table:table-cell office:value-type="string">
            <text:p>Alg 17</text:p>
          </table:table-cell>
          <table:table-cell office:value-type="string">
            <text:p>100.0000</text:p>
          </table:table-cell>
          <table:table-cell office:value-type="string">
            <text:p>68.4932</text:p>
          </table:table-cell>
          <table:table-cell office:value-type="string">
            <text:p>31.5068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number-columns-repeated="2"/>
          <table:table-cell office:value-type="string">
            <text:p>Occ. V26 Inc. V18 Edge</text:p>
          </table:table-cell>
          <table:table-cell office:value-type="string">
            <text:p>Alg 17</text:p>
          </table:table-cell>
          <table:table-cell office:value-type="string">
            <text:p>60.0000</text:p>
          </table:table-cell>
          <table:table-cell office:value-type="string">
            <text:p>18.9873</text:p>
          </table:table-cell>
          <table:table-cell office:value-type="string">
            <text:p>63.2911</text:p>
          </table:table-cell>
          <table:table-cell office:value-type="string">
            <text:p>17.7215</text:p>
          </table:table-cell>
          <table:table-cell office:value-type="float" office:value="632">
            <text:p>632</text:p>
          </table:table-cell>
          <table:table-cell table:number-columns-repeated="2"/>
          <table:table-cell office:value-type="string">
            <text:p>Occ. V26 Inc. V18 Edge</text:p>
          </table:table-cell>
          <table:table-cell office:value-type="string">
            <text:p>Alg 17</text:p>
          </table:table-cell>
          <table:table-cell office:value-type="string">
            <text:p>68.0000</text:p>
          </table:table-cell>
          <table:table-cell office:value-type="string">
            <text:p>56.6667</text:p>
          </table:table-cell>
          <table:table-cell office:value-type="string">
            <text:p>43.3333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Occ. V26 Inc. V26 Edge</text:p>
          </table:table-cell>
          <table:table-cell office:value-type="string">
            <text:p>Alg 18</text:p>
          </table:table-cell>
          <table:table-cell office:value-type="string">
            <text:p>100.0000</text:p>
          </table:table-cell>
          <table:table-cell office:value-type="string">
            <text:p>56.1798</text:p>
          </table:table-cell>
          <table:table-cell office:value-type="string">
            <text:p>43.8202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table:number-columns-repeated="2"/>
          <table:table-cell office:value-type="string">
            <text:p>Occ. V26 Inc. V26 Edge</text:p>
          </table:table-cell>
          <table:table-cell office:value-type="string">
            <text:p>Alg 18</text:p>
          </table:table-cell>
          <table:table-cell office:value-type="string">
            <text:p>60.0000</text:p>
          </table:table-cell>
          <table:table-cell office:value-type="string">
            <text:p>15.3846</text:p>
          </table:table-cell>
          <table:table-cell office:value-type="string">
            <text:p>61.5385</text:p>
          </table:table-cell>
          <table:table-cell office:value-type="string">
            <text:p>23.0769</text:p>
          </table:table-cell>
          <table:table-cell office:value-type="float" office:value="780">
            <text:p>780</text:p>
          </table:table-cell>
          <table:table-cell table:number-columns-repeated="2"/>
          <table:table-cell office:value-type="string">
            <text:p>Occ. V26 Inc. V26 Edge</text:p>
          </table:table-cell>
          <table:table-cell office:value-type="string">
            <text:p>Alg 18</text:p>
          </table:table-cell>
          <table:table-cell office:value-type="string">
            <text:p>68.0000</text:p>
          </table:table-cell>
          <table:table-cell office:value-type="string">
            <text:p>56.6667</text:p>
          </table:table-cell>
          <table:table-cell office:value-type="string">
            <text:p>43.3333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5"/>
          <table:table-cell table:number-columns-repeated="4"/>
          <table:table-cell table:style-name="Default" table:number-columns-repeated="5"/>
        </table:table-row>
        <table:table-row table:style-name="ro1">
          <table:table-cell office:value-type="string">
            <text:p>Perfect Environment</text:p>
          </table:table-cell>
          <table:table-cell/>
          <table:table-cell table:style-name="Default"/>
          <table:table-cell table:number-columns-repeated="3" table:style-name="ce1" office:value-type="string">
            <text:p>Frontières</text:p>
          </table:table-cell>
          <table:table-cell table:style-name="ce1"/>
          <table:table-cell table:number-columns-repeated="2"/>
          <table:table-cell office:value-type="string">
            <text:p>Real Environment</text:p>
          </table:table-cell>
          <table:table-cell/>
          <table:table-cell table:style-name="Default"/>
          <table:table-cell table:number-columns-repeated="3" table:style-name="ce1" office:value-type="string">
            <text:p>Frontières</text:p>
          </table:table-cell>
          <table:table-cell table:style-name="ce1"/>
          <table:table-cell table:number-columns-repeated="2"/>
          <table:table-cell office:value-type="string">
            <text:p>Real Environment</text:p>
          </table:table-cell>
          <table:table-cell/>
          <table:table-cell table:style-name="Default"/>
          <table:table-cell table:number-columns-repeated="3" table:style-name="ce1" office:value-type="string">
            <text:p>Frontières</text:p>
          </table:table-cell>
          <table:table-cell table:style-name="ce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s: ~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Res: [360,90]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Res: [720,180]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string">
            <text:p>55.6962</text:p>
          </table:table-cell>
          <table:table-cell office:value-type="string">
            <text:p>61.9718</text:p>
          </table:table-cell>
          <table:table-cell office:value-type="string">
            <text:p>38.0282</text:p>
          </table:table-cell>
          <table:table-cell office:value-type="float" office:value="0">
            <text:p>0</text:p>
          </table:table-cell>
          <table:table-cell office:value-type="float" office:value="284">
            <text:p>284</text:p>
          </table:table-cell>
          <table:table-cell table:number-columns-repeated="2"/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4.1246</text:p>
          </table:table-cell>
          <table:table-cell office:value-type="string">
            <text:p>65.8754</text:p>
          </table:table-cell>
          <table:table-cell office:value-type="float" office:value="1348">
            <text:p>1348</text:p>
          </table:table-cell>
          <table:table-cell table:number-columns-repeated="2"/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0.1235</text:p>
          </table:table-cell>
          <table:table-cell office:value-type="string">
            <text:p>9.8765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Occ. V6 Inc. V18</text:p>
          </table:table-cell>
          <table:table-cell office:value-type="string">
            <text:p>Alg 2</text:p>
          </table:table-cell>
          <table:table-cell office:value-type="string">
            <text:p>55.6962</text:p>
          </table:table-cell>
          <table:table-cell office:value-type="string">
            <text:p>3.7006</text:p>
          </table:table-cell>
          <table:table-cell office:value-type="string">
            <text:p>10.9336</text:p>
          </table:table-cell>
          <table:table-cell office:value-type="string">
            <text:p>85.3659</text:p>
          </table:table-cell>
          <table:table-cell office:value-type="float" office:value="4756">
            <text:p>4756</text:p>
          </table:table-cell>
          <table:table-cell table:number-columns-repeated="2"/>
          <table:table-cell office:value-type="string">
            <text:p>Occ. V6 Inc. V18</text:p>
          </table:table-cell>
          <table:table-cell office:value-type="string">
            <text:p>Alg 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.7272</text:p>
          </table:table-cell>
          <table:table-cell office:value-type="string">
            <text:p>86.2728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Occ. V6 Inc. V18</text:p>
          </table:table-cell>
          <table:table-cell office:value-type="string">
            <text:p>Alg 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1.5957</text:p>
          </table:table-cell>
          <table:table-cell office:value-type="string">
            <text:p>48.4043</text:p>
          </table:table-cell>
          <table:table-cell office:value-type="float" office:value="1504">
            <text:p>1504</text:p>
          </table:table-cell>
        </table:table-row>
        <table:table-row table:style-name="ro1">
          <table:table-cell office:value-type="string">
            <text:p>Occ. V6 Inc. V26</text:p>
          </table:table-cell>
          <table:table-cell office:value-type="string">
            <text:p>Alg 3</text:p>
          </table:table-cell>
          <table:table-cell office:value-type="string">
            <text:p>55.6962</text:p>
          </table:table-cell>
          <table:table-cell office:value-type="string">
            <text:p>2.1869</text:p>
          </table:table-cell>
          <table:table-cell office:value-type="string">
            <text:p>7.5547</text:p>
          </table:table-cell>
          <table:table-cell office:value-type="string">
            <text:p>90.2584</text:p>
          </table:table-cell>
          <table:table-cell office:value-type="float" office:value="8048">
            <text:p>8048</text:p>
          </table:table-cell>
          <table:table-cell table:number-columns-repeated="2"/>
          <table:table-cell office:value-type="string">
            <text:p>Occ. V6 Inc. V26</text:p>
          </table:table-cell>
          <table:table-cell office:value-type="string">
            <text:p>Alg 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.9536</text:p>
          </table:table-cell>
          <table:table-cell office:value-type="string">
            <text:p>91.0464</text:p>
          </table:table-cell>
          <table:table-cell office:value-type="float" office:value="7148">
            <text:p>7148</text:p>
          </table:table-cell>
          <table:table-cell table:number-columns-repeated="2"/>
          <table:table-cell office:value-type="string">
            <text:p>Occ. V6 Inc. V26</text:p>
          </table:table-cell>
          <table:table-cell office:value-type="string">
            <text:p>Alg 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8.9720</text:p>
          </table:table-cell>
          <table:table-cell office:value-type="string">
            <text:p>71.0280</text:p>
          </table:table-cell>
          <table:table-cell office:value-type="float" office:value="3424">
            <text:p>3424</text:p>
          </table:table-cell>
        </table:table-row>
        <table:table-row table:style-name="ro1">
          <table:table-cell office:value-type="string">
            <text:p>Occ. V18 Inc. V6</text:p>
          </table:table-cell>
          <table:table-cell office:value-type="string">
            <text:p>Alg 4</text:p>
          </table:table-cell>
          <table:table-cell office:value-type="string">
            <text:p>55.6962</text:p>
          </table:table-cell>
          <table:table-cell office:value-type="string">
            <text:p>42.7184</text:p>
          </table:table-cell>
          <table:table-cell office:value-type="string">
            <text:p>57.2816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Occ. V18 Inc. V6</text:p>
          </table:table-cell>
          <table:table-cell office:value-type="string">
            <text:p>Alg 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0.3846</text:p>
          </table:table-cell>
          <table:table-cell office:value-type="string">
            <text:p>59.6154</text:p>
          </table:table-cell>
          <table:table-cell office:value-type="float" office:value="2496">
            <text:p>2496</text:p>
          </table:table-cell>
          <table:table-cell table:number-columns-repeated="2"/>
          <table:table-cell office:value-type="string">
            <text:p>Occ. V18 Inc. V6</text:p>
          </table:table-cell>
          <table:table-cell office:value-type="string">
            <text:p>Alg 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2.2535</text:p>
          </table:table-cell>
          <table:table-cell office:value-type="string">
            <text:p>7.7465</text:p>
          </table:table-cell>
          <table:table-cell office:value-type="float" office:value="568">
            <text:p>568</text:p>
          </table:table-cell>
        </table:table-row>
        <table:table-row table:style-name="ro1">
          <table:table-cell office:value-type="string">
            <text:p>Occ. V18 Inc. V18</text:p>
          </table:table-cell>
          <table:table-cell office:value-type="string">
            <text:p>Alg 5</text:p>
          </table:table-cell>
          <table:table-cell office:value-type="string">
            <text:p>55.6962</text:p>
          </table:table-cell>
          <table:table-cell office:value-type="string">
            <text:p>3.6036</text:p>
          </table:table-cell>
          <table:table-cell office:value-type="string">
            <text:p>13.2678</text:p>
          </table:table-cell>
          <table:table-cell office:value-type="string">
            <text:p>83.1286</text:p>
          </table:table-cell>
          <table:table-cell office:value-type="float" office:value="4884">
            <text:p>4884</text:p>
          </table:table-cell>
          <table:table-cell table:style-name="ce1" table:number-columns-repeated="2"/>
          <table:table-cell office:value-type="string">
            <text:p>Occ. V18 Inc. V18</text:p>
          </table:table-cell>
          <table:table-cell office:value-type="string">
            <text:p>Alg 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.4029</text:p>
          </table:table-cell>
          <table:table-cell office:value-type="string">
            <text:p>79.5971</text:p>
          </table:table-cell>
          <table:table-cell office:value-type="float" office:value="6156">
            <text:p>6156</text:p>
          </table:table-cell>
          <table:table-cell/>
          <table:table-cell table:style-name="ce1"/>
          <table:table-cell office:value-type="string">
            <text:p>Occ. V18 Inc. V18</text:p>
          </table:table-cell>
          <table:table-cell office:value-type="string">
            <text:p>Alg 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7.7273</text:p>
          </table:table-cell>
          <table:table-cell office:value-type="string">
            <text:p>42.2727</text:p>
          </table:table-cell>
          <table:table-cell office:value-type="float" office:value="1760">
            <text:p>1760</text:p>
          </table:table-cell>
        </table:table-row>
        <table:table-row table:style-name="ro1"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string">
            <text:p>55.6962</text:p>
          </table:table-cell>
          <table:table-cell office:value-type="string">
            <text:p>2.1526</text:p>
          </table:table-cell>
          <table:table-cell office:value-type="string">
            <text:p>9.0020</text:p>
          </table:table-cell>
          <table:table-cell office:value-type="string">
            <text:p>88.8454</text:p>
          </table:table-cell>
          <table:table-cell office:value-type="float" office:value="8176">
            <text:p>8176</text:p>
          </table:table-cell>
          <table:table-cell table:style-name="ce1" table:number-columns-repeated="2"/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.9153</text:p>
          </table:table-cell>
          <table:table-cell office:value-type="string">
            <text:p>86.0847</text:p>
          </table:table-cell>
          <table:table-cell office:value-type="float" office:value="9256">
            <text:p>9256</text:p>
          </table:table-cell>
          <table:table-cell/>
          <table:table-cell table:style-name="ce1"/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3.6549</text:p>
          </table:table-cell>
          <table:table-cell office:value-type="string">
            <text:p>66.3451</text:p>
          </table:table-cell>
          <table:table-cell office:value-type="float" office:value="3732">
            <text:p>3732</text:p>
          </table:table-cell>
        </table:table-row>
        <table:table-row table:style-name="ro1">
          <table:table-cell office:value-type="string">
            <text:p>Occ. V26 Inc. V6</text:p>
          </table:table-cell>
          <table:table-cell office:value-type="string">
            <text:p>Alg 7</text:p>
          </table:table-cell>
          <table:table-cell office:value-type="string">
            <text:p>55.6962</text:p>
          </table:table-cell>
          <table:table-cell office:value-type="string">
            <text:p>41.9048</text:p>
          </table:table-cell>
          <table:table-cell office:value-type="string">
            <text:p>58.0952</text:p>
          </table:table-cell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table:number-columns-repeated="2"/>
          <table:table-cell office:value-type="string">
            <text:p>Occ. V26 Inc. V6</text:p>
          </table:table-cell>
          <table:table-cell office:value-type="string">
            <text:p>Alg 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3.4018</text:p>
          </table:table-cell>
          <table:table-cell office:value-type="string">
            <text:p>56.5982</text:p>
          </table:table-cell>
          <table:table-cell office:value-type="float" office:value="2728">
            <text:p>2728</text:p>
          </table:table-cell>
          <table:table-cell table:number-columns-repeated="2"/>
          <table:table-cell office:value-type="string">
            <text:p>Occ. V26 Inc. V6</text:p>
          </table:table-cell>
          <table:table-cell office:value-type="string">
            <text:p>Alg 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2.5170</text:p>
          </table:table-cell>
          <table:table-cell office:value-type="string">
            <text:p>7.4830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string">
            <text:p>Occ. V26 Inc. V18</text:p>
          </table:table-cell>
          <table:table-cell office:value-type="string">
            <text:p>Alg 8</text:p>
          </table:table-cell>
          <table:table-cell office:value-type="string">
            <text:p>55.6962</text:p>
          </table:table-cell>
          <table:table-cell office:value-type="string">
            <text:p>3.5977</text:p>
          </table:table-cell>
          <table:table-cell office:value-type="string">
            <text:p>13.4096</text:p>
          </table:table-cell>
          <table:table-cell office:value-type="string">
            <text:p>82.9926</text:p>
          </table:table-cell>
          <table:table-cell office:value-type="float" office:value="4892">
            <text:p>4892</text:p>
          </table:table-cell>
          <table:table-cell table:number-columns-repeated="2"/>
          <table:table-cell office:value-type="string">
            <text:p>Occ. V26 Inc. V18</text:p>
          </table:table-cell>
          <table:table-cell office:value-type="string">
            <text:p>Alg 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2.3160</text:p>
          </table:table-cell>
          <table:table-cell office:value-type="string">
            <text:p>77.6840</text:p>
          </table:table-cell>
          <table:table-cell office:value-type="float" office:value="6632">
            <text:p>6632</text:p>
          </table:table-cell>
          <table:table-cell table:number-columns-repeated="2"/>
          <table:table-cell office:value-type="string">
            <text:p>Occ. V26 Inc. V18</text:p>
          </table:table-cell>
          <table:table-cell office:value-type="string">
            <text:p>Alg 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8.4989</text:p>
          </table:table-cell>
          <table:table-cell office:value-type="string">
            <text:p>41.5011</text:p>
          </table:table-cell>
          <table:table-cell office:value-type="float" office:value="1812">
            <text:p>1812</text:p>
          </table:table-cell>
        </table:table-row>
        <table:table-row table:style-name="ro1">
          <table:table-cell office:value-type="string">
            <text:p>Occ. V26 Inc. V26</text:p>
          </table:table-cell>
          <table:table-cell office:value-type="string">
            <text:p>Alg 9</text:p>
          </table:table-cell>
          <table:table-cell office:value-type="string">
            <text:p>55.6962</text:p>
          </table:table-cell>
          <table:table-cell office:value-type="string">
            <text:p>2.1505</text:p>
          </table:table-cell>
          <table:table-cell office:value-type="string">
            <text:p>9.0909</text:p>
          </table:table-cell>
          <table:table-cell office:value-type="string">
            <text:p>88.7586</text:p>
          </table:table-cell>
          <table:table-cell office:value-type="float" office:value="8184">
            <text:p>8184</text:p>
          </table:table-cell>
          <table:table-cell table:number-columns-repeated="2"/>
          <table:table-cell office:value-type="string">
            <text:p>Occ. V26 Inc. V26</text:p>
          </table:table-cell>
          <table:table-cell office:value-type="string">
            <text:p>Alg 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.4349</text:p>
          </table:table-cell>
          <table:table-cell office:value-type="string">
            <text:p>84.5651</text:p>
          </table:table-cell>
          <table:table-cell office:value-type="float" office:value="9796">
            <text:p>9796</text:p>
          </table:table-cell>
          <table:table-cell table:number-columns-repeated="2"/>
          <table:table-cell office:value-type="string">
            <text:p>Occ. V26 Inc. V26</text:p>
          </table:table-cell>
          <table:table-cell office:value-type="string">
            <text:p>Alg 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4.3552</text:p>
          </table:table-cell>
          <table:table-cell office:value-type="string">
            <text:p>65.6448</text:p>
          </table:table-cell>
          <table:table-cell office:value-type="float" office:value="3784">
            <text:p>3784</text:p>
          </table:table-cell>
        </table:table-row>
        <table:table-row table:style-name="ro1">
          <table:table-cell office:value-type="string">
            <text:p>Occ. V6 Inc. V6 Edge</text:p>
          </table:table-cell>
          <table:table-cell office:value-type="string">
            <text:p>Alg 10</text:p>
          </table:table-cell>
          <table:table-cell office:value-type="string">
            <text:p>55.6962</text:p>
          </table:table-cell>
          <table:table-cell office:value-type="string">
            <text:p>61.9718</text:p>
          </table:table-cell>
          <table:table-cell office:value-type="string">
            <text:p>38.0282</text:p>
          </table:table-cell>
          <table:table-cell office:value-type="float" office:value="0">
            <text:p>0</text:p>
          </table:table-cell>
          <table:table-cell office:value-type="float" office:value="284">
            <text:p>284</text:p>
          </table:table-cell>
          <table:table-cell table:number-columns-repeated="2"/>
          <table:table-cell office:value-type="string">
            <text:p>Occ. V6 Inc. V6 Edge</text:p>
          </table:table-cell>
          <table:table-cell office:value-type="string">
            <text:p>Alg 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4.1246</text:p>
          </table:table-cell>
          <table:table-cell office:value-type="string">
            <text:p>65.8754</text:p>
          </table:table-cell>
          <table:table-cell office:value-type="float" office:value="1348">
            <text:p>1348</text:p>
          </table:table-cell>
          <table:table-cell table:number-columns-repeated="2"/>
          <table:table-cell office:value-type="string">
            <text:p>Occ. V6 Inc. V6 Edge</text:p>
          </table:table-cell>
          <table:table-cell office:value-type="string">
            <text:p>Alg 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0.1235</text:p>
          </table:table-cell>
          <table:table-cell office:value-type="string">
            <text:p>9.8765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Occ. V6 Inc. V18 Edge</text:p>
          </table:table-cell>
          <table:table-cell office:value-type="string">
            <text:p>Alg 11</text:p>
          </table:table-cell>
          <table:table-cell office:value-type="string">
            <text:p>55.6962</text:p>
          </table:table-cell>
          <table:table-cell office:value-type="string">
            <text:p>3.7006</text:p>
          </table:table-cell>
          <table:table-cell office:value-type="string">
            <text:p>10.9336</text:p>
          </table:table-cell>
          <table:table-cell office:value-type="string">
            <text:p>85.3659</text:p>
          </table:table-cell>
          <table:table-cell office:value-type="float" office:value="4756">
            <text:p>4756</text:p>
          </table:table-cell>
          <table:table-cell table:number-columns-repeated="2"/>
          <table:table-cell office:value-type="string">
            <text:p>Occ. V6 Inc. V18 Edge</text:p>
          </table:table-cell>
          <table:table-cell office:value-type="string">
            <text:p>Alg 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.7871</text:p>
          </table:table-cell>
          <table:table-cell office:value-type="string">
            <text:p>86.2129</text:p>
          </table:table-cell>
          <table:table-cell office:value-type="float" office:value="4584">
            <text:p>4584</text:p>
          </table:table-cell>
          <table:table-cell table:number-columns-repeated="2"/>
          <table:table-cell office:value-type="string">
            <text:p>Occ. V6 Inc. V18 Edge</text:p>
          </table:table-cell>
          <table:table-cell office:value-type="string">
            <text:p>Alg 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1.5957</text:p>
          </table:table-cell>
          <table:table-cell office:value-type="string">
            <text:p>48.4043</text:p>
          </table:table-cell>
          <table:table-cell office:value-type="float" office:value="1504">
            <text:p>1504</text:p>
          </table:table-cell>
        </table:table-row>
        <table:table-row table:style-name="ro1">
          <table:table-cell office:value-type="string">
            <text:p>Occ. V6 Inc. V26 Edge</text:p>
          </table:table-cell>
          <table:table-cell office:value-type="string">
            <text:p>Alg 12</text:p>
          </table:table-cell>
          <table:table-cell office:value-type="string">
            <text:p>55.6962</text:p>
          </table:table-cell>
          <table:table-cell office:value-type="string">
            <text:p>2.1869</text:p>
          </table:table-cell>
          <table:table-cell office:value-type="string">
            <text:p>7.5547</text:p>
          </table:table-cell>
          <table:table-cell office:value-type="string">
            <text:p>90.2584</text:p>
          </table:table-cell>
          <table:table-cell office:value-type="float" office:value="8048">
            <text:p>8048</text:p>
          </table:table-cell>
          <table:table-cell table:number-columns-repeated="2"/>
          <table:table-cell office:value-type="string">
            <text:p>Occ. V6 Inc. V26 Edge</text:p>
          </table:table-cell>
          <table:table-cell office:value-type="string">
            <text:p>Alg 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.2700</text:p>
          </table:table-cell>
          <table:table-cell office:value-type="string">
            <text:p>90.7300</text:p>
          </table:table-cell>
          <table:table-cell office:value-type="float" office:value="6904">
            <text:p>6904</text:p>
          </table:table-cell>
          <table:table-cell table:number-columns-repeated="2"/>
          <table:table-cell office:value-type="string">
            <text:p>Occ. V6 Inc. V26 Edge</text:p>
          </table:table-cell>
          <table:table-cell office:value-type="string">
            <text:p>Alg 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4.4444</text:p>
          </table:table-cell>
          <table:table-cell office:value-type="string">
            <text:p>65.5556</text:p>
          </table:table-cell>
          <table:table-cell office:value-type="float" office:value="2880">
            <text:p>2880</text:p>
          </table:table-cell>
        </table:table-row>
        <table:table-row table:style-name="ro1">
          <table:table-cell office:value-type="string">
            <text:p>Occ. V18 Inc. V6 Edge</text:p>
          </table:table-cell>
          <table:table-cell office:value-type="string">
            <text:p>Alg 13</text:p>
          </table:table-cell>
          <table:table-cell office:value-type="string">
            <text:p>55.6962</text:p>
          </table:table-cell>
          <table:table-cell office:value-type="string">
            <text:p>42.7184</text:p>
          </table:table-cell>
          <table:table-cell office:value-type="string">
            <text:p>57.2816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Occ. V18 Inc. V6 Edge</text:p>
          </table:table-cell>
          <table:table-cell office:value-type="string">
            <text:p>Alg 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0.5145</text:p>
          </table:table-cell>
          <table:table-cell office:value-type="string">
            <text:p>59.4855</text:p>
          </table:table-cell>
          <table:table-cell office:value-type="float" office:value="2488">
            <text:p>2488</text:p>
          </table:table-cell>
          <table:table-cell table:number-columns-repeated="2"/>
          <table:table-cell office:value-type="string">
            <text:p>Occ. V18 Inc. V6 Edge</text:p>
          </table:table-cell>
          <table:table-cell office:value-type="string">
            <text:p>Alg 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2.2535</text:p>
          </table:table-cell>
          <table:table-cell office:value-type="string">
            <text:p>7.7465</text:p>
          </table:table-cell>
          <table:table-cell office:value-type="float" office:value="568">
            <text:p>568</text:p>
          </table:table-cell>
        </table:table-row>
        <table:table-row table:style-name="ro1">
          <table:table-cell office:value-type="string">
            <text:p>Occ. V18 Inc. V18 Edge</text:p>
          </table:table-cell>
          <table:table-cell office:value-type="string">
            <text:p>Alg 14</text:p>
          </table:table-cell>
          <table:table-cell office:value-type="string">
            <text:p>55.6962</text:p>
          </table:table-cell>
          <table:table-cell office:value-type="string">
            <text:p>3.6036</text:p>
          </table:table-cell>
          <table:table-cell office:value-type="string">
            <text:p>13.2678</text:p>
          </table:table-cell>
          <table:table-cell office:value-type="string">
            <text:p>83.1286</text:p>
          </table:table-cell>
          <table:table-cell office:value-type="float" office:value="4884">
            <text:p>4884</text:p>
          </table:table-cell>
          <table:table-cell table:number-columns-repeated="2"/>
          <table:table-cell office:value-type="string">
            <text:p>Occ. V18 Inc. V18 Edge</text:p>
          </table:table-cell>
          <table:table-cell office:value-type="string">
            <text:p>Alg 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.4961</text:p>
          </table:table-cell>
          <table:table-cell office:value-type="string">
            <text:p>79.5039</text:p>
          </table:table-cell>
          <table:table-cell office:value-type="float" office:value="6128">
            <text:p>6128</text:p>
          </table:table-cell>
          <table:table-cell table:number-columns-repeated="2"/>
          <table:table-cell office:value-type="string">
            <text:p>Occ. V18 Inc. V18 Edge</text:p>
          </table:table-cell>
          <table:table-cell office:value-type="string">
            <text:p>Alg 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7.7273</text:p>
          </table:table-cell>
          <table:table-cell office:value-type="string">
            <text:p>42.2727</text:p>
          </table:table-cell>
          <table:table-cell office:value-type="float" office:value="1760">
            <text:p>1760</text:p>
          </table:table-cell>
        </table:table-row>
        <table:table-row table:style-name="ro1">
          <table:table-cell office:value-type="string">
            <text:p>Occ. V18 Inc. V26 Edge</text:p>
          </table:table-cell>
          <table:table-cell office:value-type="string">
            <text:p>Alg 15</text:p>
          </table:table-cell>
          <table:table-cell office:value-type="string">
            <text:p>55.6962</text:p>
          </table:table-cell>
          <table:table-cell office:value-type="string">
            <text:p>2.1526</text:p>
          </table:table-cell>
          <table:table-cell office:value-type="string">
            <text:p>9.0020</text:p>
          </table:table-cell>
          <table:table-cell office:value-type="string">
            <text:p>88.8454</text:p>
          </table:table-cell>
          <table:table-cell office:value-type="float" office:value="8176">
            <text:p>8176</text:p>
          </table:table-cell>
          <table:table-cell table:number-columns-repeated="2"/>
          <table:table-cell office:value-type="string">
            <text:p>Occ. V18 Inc. V26 Edge</text:p>
          </table:table-cell>
          <table:table-cell office:value-type="string">
            <text:p>Alg 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.3943</text:p>
          </table:table-cell>
          <table:table-cell office:value-type="string">
            <text:p>85.6057</text:p>
          </table:table-cell>
          <table:table-cell office:value-type="float" office:value="8948">
            <text:p>8948</text:p>
          </table:table-cell>
          <table:table-cell table:number-columns-repeated="2"/>
          <table:table-cell office:value-type="string">
            <text:p>Occ. V18 Inc. V26 Edge</text:p>
          </table:table-cell>
          <table:table-cell office:value-type="string">
            <text:p>Alg 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9.5466</text:p>
          </table:table-cell>
          <table:table-cell office:value-type="string">
            <text:p>60.4534</text:p>
          </table:table-cell>
          <table:table-cell office:value-type="float" office:value="3176">
            <text:p>3176</text:p>
          </table:table-cell>
        </table:table-row>
        <table:table-row table:style-name="ro1">
          <table:table-cell office:value-type="string">
            <text:p>Occ. V26 Inc. V6 Edge</text:p>
          </table:table-cell>
          <table:table-cell office:value-type="string">
            <text:p>Alg 16</text:p>
          </table:table-cell>
          <table:table-cell office:value-type="string">
            <text:p>55.6962</text:p>
          </table:table-cell>
          <table:table-cell office:value-type="string">
            <text:p>41.9048</text:p>
          </table:table-cell>
          <table:table-cell office:value-type="string">
            <text:p>58.0952</text:p>
          </table:table-cell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table:number-columns-repeated="2"/>
          <table:table-cell office:value-type="string">
            <text:p>Occ. V26 Inc. V6 Edge</text:p>
          </table:table-cell>
          <table:table-cell office:value-type="string">
            <text:p>Alg 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3.5294</text:p>
          </table:table-cell>
          <table:table-cell office:value-type="string">
            <text:p>56.4706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Occ. V26 Inc. V6 Edge</text:p>
          </table:table-cell>
          <table:table-cell office:value-type="string">
            <text:p>Alg 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2.5170</text:p>
          </table:table-cell>
          <table:table-cell office:value-type="string">
            <text:p>7.4830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string">
            <text:p>Occ. V26 Inc. V18 Edge</text:p>
          </table:table-cell>
          <table:table-cell office:value-type="string">
            <text:p>Alg 17</text:p>
          </table:table-cell>
          <table:table-cell office:value-type="string">
            <text:p>55.6962</text:p>
          </table:table-cell>
          <table:table-cell office:value-type="string">
            <text:p>3.5977</text:p>
          </table:table-cell>
          <table:table-cell office:value-type="string">
            <text:p>13.4096</text:p>
          </table:table-cell>
          <table:table-cell office:value-type="string">
            <text:p>82.9926</text:p>
          </table:table-cell>
          <table:table-cell office:value-type="float" office:value="4892">
            <text:p>4892</text:p>
          </table:table-cell>
          <table:table-cell table:number-columns-repeated="2"/>
          <table:table-cell office:value-type="string">
            <text:p>Occ. V26 Inc. V18 Edge</text:p>
          </table:table-cell>
          <table:table-cell office:value-type="string">
            <text:p>Alg 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2.4378</text:p>
          </table:table-cell>
          <table:table-cell office:value-type="string">
            <text:p>77.5622</text:p>
          </table:table-cell>
          <table:table-cell office:value-type="float" office:value="6596">
            <text:p>6596</text:p>
          </table:table-cell>
          <table:table-cell table:number-columns-repeated="2"/>
          <table:table-cell office:value-type="string">
            <text:p>Occ. V26 Inc. V18 Edge</text:p>
          </table:table-cell>
          <table:table-cell office:value-type="string">
            <text:p>Alg 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8.7583</text:p>
          </table:table-cell>
          <table:table-cell office:value-type="string">
            <text:p>41.2417</text:p>
          </table:table-cell>
          <table:table-cell office:value-type="float" office:value="1804">
            <text:p>1804</text:p>
          </table:table-cell>
        </table:table-row>
        <table:table-row table:style-name="ro1">
          <table:table-cell office:value-type="string">
            <text:p>Occ. V26 Inc. V26 Edge</text:p>
          </table:table-cell>
          <table:table-cell office:value-type="string">
            <text:p>Alg 18</text:p>
          </table:table-cell>
          <table:table-cell office:value-type="string">
            <text:p>55.6962</text:p>
          </table:table-cell>
          <table:table-cell office:value-type="string">
            <text:p>2.1505</text:p>
          </table:table-cell>
          <table:table-cell office:value-type="string">
            <text:p>9.0909</text:p>
          </table:table-cell>
          <table:table-cell office:value-type="string">
            <text:p>88.7586</text:p>
          </table:table-cell>
          <table:table-cell office:value-type="float" office:value="8184">
            <text:p>8184</text:p>
          </table:table-cell>
          <table:table-cell table:number-columns-repeated="2"/>
          <table:table-cell office:value-type="string">
            <text:p>Occ. V26 Inc. V26 Edge</text:p>
          </table:table-cell>
          <table:table-cell office:value-type="string">
            <text:p>Alg 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.9628</text:p>
          </table:table-cell>
          <table:table-cell office:value-type="string">
            <text:p>84.0372</text:p>
          </table:table-cell>
          <table:table-cell office:value-type="float" office:value="9472">
            <text:p>9472</text:p>
          </table:table-cell>
          <table:table-cell table:number-columns-repeated="2"/>
          <table:table-cell office:value-type="string">
            <text:p>Occ. V26 Inc. V26 Edge</text:p>
          </table:table-cell>
          <table:table-cell office:value-type="string">
            <text:p>Alg 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0.3727</text:p>
          </table:table-cell>
          <table:table-cell office:value-type="string">
            <text:p>59.6273</text:p>
          </table:table-cell>
          <table:table-cell office:value-type="float" office:value="3220">
            <text:p>322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5"/>
          <table:table-cell table:number-columns-repeated="4"/>
          <table:table-cell table:style-name="Default" table:number-columns-repeated="5"/>
        </table:table-row>
        <table:table-row table:style-name="ro1">
          <table:table-cell office:value-type="string">
            <text:p>Perfect Environment</text:p>
          </table:table-cell>
          <table:table-cell/>
          <table:table-cell table:style-name="Default"/>
          <table:table-cell table:number-columns-repeated="3" table:style-name="ce1" office:value-type="string">
            <text:p>Frontières</text:p>
          </table:table-cell>
          <table:table-cell table:style-name="ce1"/>
          <table:table-cell table:number-columns-repeated="2"/>
          <table:table-cell office:value-type="string">
            <text:p>Real Environment</text:p>
          </table:table-cell>
          <table:table-cell/>
          <table:table-cell table:style-name="Default"/>
          <table:table-cell table:number-columns-repeated="3" table:style-name="ce1" office:value-type="string">
            <text:p>Frontières</text:p>
          </table:table-cell>
          <table:table-cell table:style-name="ce1"/>
          <table:table-cell table:number-columns-repeated="2"/>
          <table:table-cell office:value-type="string">
            <text:p>Real Environment</text:p>
          </table:table-cell>
          <table:table-cell/>
          <table:table-cell table:style-name="Default"/>
          <table:table-cell table:number-columns-repeated="3" table:style-name="ce1" office:value-type="string">
            <text:p>Frontières</text:p>
          </table:table-cell>
          <table:table-cell table:style-name="ce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s: ~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Res: [360,90]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Res: [720,180]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table:number-columns-repeated="2"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office:value-type="float" office:value="404">
            <text:p>404</text:p>
          </table:table-cell>
          <table:table-cell table:number-columns-repeated="2"/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string">
            <text:p>10.8911</text:p>
          </table:table-cell>
          <table:table-cell office:value-type="string">
            <text:p>0.7284</text:p>
          </table:table-cell>
          <table:table-cell office:value-type="string">
            <text:p>12.0841</text:p>
          </table:table-cell>
          <table:table-cell office:value-type="string">
            <text:p>87.1876</text:p>
          </table:table-cell>
          <table:table-cell office:value-type="float" office:value="6041">
            <text:p>6041</text:p>
          </table:table-cell>
          <table:table-cell table:number-columns-repeated="2"/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string">
            <text:p>34.1584</text:p>
          </table:table-cell>
          <table:table-cell office:value-type="string">
            <text:p>3.5668</text:p>
          </table:table-cell>
          <table:table-cell office:value-type="string">
            <text:p>19.6433</text:p>
          </table:table-cell>
          <table:table-cell office:value-type="string">
            <text:p>76.7899</text:p>
          </table:table-cell>
          <table:table-cell office:value-type="float" office:value="3869">
            <text:p>3869</text:p>
          </table:table-cell>
        </table:table-row>
        <table:table-row table:style-name="ro1">
          <table:table-cell office:value-type="string">
            <text:p>Occ. V6 Inc. V18</text:p>
          </table:table-cell>
          <table:table-cell office:value-type="string">
            <text:p>Alg 2</text:p>
          </table:table-cell>
          <table:table-cell office:value-type="string">
            <text:p>100.0000</text:p>
          </table:table-cell>
          <table:table-cell office:value-type="string">
            <text:p>3.8462</text:p>
          </table:table-cell>
          <table:table-cell office:value-type="string">
            <text:p>12.9284</text:p>
          </table:table-cell>
          <table:table-cell office:value-type="string">
            <text:p>83.2254</text:p>
          </table:table-cell>
          <table:table-cell office:value-type="float" office:value="10504">
            <text:p>10504</text:p>
          </table:table-cell>
          <table:table-cell table:number-columns-repeated="2"/>
          <table:table-cell office:value-type="string">
            <text:p>Occ. V6 Inc. V18</text:p>
          </table:table-cell>
          <table:table-cell office:value-type="string">
            <text:p>Alg 2</text:p>
          </table:table-cell>
          <table:table-cell office:value-type="string">
            <text:p>10.8911</text:p>
          </table:table-cell>
          <table:table-cell office:value-type="string">
            <text:p>0.6070</text:p>
          </table:table-cell>
          <table:table-cell office:value-type="string">
            <text:p>10.7187</text:p>
          </table:table-cell>
          <table:table-cell office:value-type="string">
            <text:p>88.6743</text:p>
          </table:table-cell>
          <table:table-cell office:value-type="float" office:value="7249">
            <text:p>7249</text:p>
          </table:table-cell>
          <table:table-cell table:number-columns-repeated="2"/>
          <table:table-cell office:value-type="string">
            <text:p>Occ. V6 Inc. V18</text:p>
          </table:table-cell>
          <table:table-cell office:value-type="string">
            <text:p>Alg 2</text:p>
          </table:table-cell>
          <table:table-cell office:value-type="string">
            <text:p>65.5941</text:p>
          </table:table-cell>
          <table:table-cell office:value-type="string">
            <text:p>2.7906</text:p>
          </table:table-cell>
          <table:table-cell office:value-type="string">
            <text:p>13.3530</text:p>
          </table:table-cell>
          <table:table-cell office:value-type="string">
            <text:p>83.8564</text:p>
          </table:table-cell>
          <table:table-cell office:value-type="float" office:value="9496">
            <text:p>9496</text:p>
          </table:table-cell>
        </table:table-row>
        <table:table-row table:style-name="ro1">
          <table:table-cell office:value-type="string">
            <text:p>Occ. V6 Inc. V26</text:p>
          </table:table-cell>
          <table:table-cell office:value-type="string">
            <text:p>Alg 3</text:p>
          </table:table-cell>
          <table:table-cell office:value-type="string">
            <text:p>100.0000</text:p>
          </table:table-cell>
          <table:table-cell office:value-type="string">
            <text:p>3.8462</text:p>
          </table:table-cell>
          <table:table-cell office:value-type="string">
            <text:p>12.9284</text:p>
          </table:table-cell>
          <table:table-cell office:value-type="string">
            <text:p>83.2254</text:p>
          </table:table-cell>
          <table:table-cell office:value-type="float" office:value="10504">
            <text:p>10504</text:p>
          </table:table-cell>
          <table:table-cell table:number-columns-repeated="2"/>
          <table:table-cell office:value-type="string">
            <text:p>Occ. V6 Inc. V26</text:p>
          </table:table-cell>
          <table:table-cell office:value-type="string">
            <text:p>Alg 3</text:p>
          </table:table-cell>
          <table:table-cell office:value-type="string">
            <text:p>10.8911</text:p>
          </table:table-cell>
          <table:table-cell office:value-type="string">
            <text:p>0.5963</text:p>
          </table:table-cell>
          <table:table-cell office:value-type="string">
            <text:p>10.5299</text:p>
          </table:table-cell>
          <table:table-cell office:value-type="string">
            <text:p>88.8738</text:p>
          </table:table-cell>
          <table:table-cell office:value-type="float" office:value="7379">
            <text:p>7379</text:p>
          </table:table-cell>
          <table:table-cell table:number-columns-repeated="2"/>
          <table:table-cell office:value-type="string">
            <text:p>Occ. V6 Inc. V26</text:p>
          </table:table-cell>
          <table:table-cell office:value-type="string">
            <text:p>Alg 3</text:p>
          </table:table-cell>
          <table:table-cell office:value-type="string">
            <text:p>69.0594</text:p>
          </table:table-cell>
          <table:table-cell office:value-type="string">
            <text:p>2.6055</text:p>
          </table:table-cell>
          <table:table-cell office:value-type="string">
            <text:p>13.2051</text:p>
          </table:table-cell>
          <table:table-cell office:value-type="string">
            <text:p>84.1894</text:p>
          </table:table-cell>
          <table:table-cell office:value-type="float" office:value="10708">
            <text:p>10708</text:p>
          </table:table-cell>
        </table:table-row>
        <table:table-row table:style-name="ro1">
          <table:table-cell office:value-type="string">
            <text:p>Occ. V18 Inc. V6</text:p>
          </table:table-cell>
          <table:table-cell office:value-type="string">
            <text:p>Alg 4</text:p>
          </table:table-cell>
          <table:table-cell office:value-type="string">
            <text:p>100.0000</text:p>
          </table:table-cell>
          <table:table-cell office:value-type="string">
            <text:p>66.2295</text:p>
          </table:table-cell>
          <table:table-cell office:value-type="string">
            <text:p>33.7705</text:p>
          </table:table-cell>
          <table:table-cell office:value-type="float" office:value="0">
            <text:p>0</text:p>
          </table:table-cell>
          <table:table-cell office:value-type="float" office:value="610">
            <text:p>610</text:p>
          </table:table-cell>
          <table:table-cell table:number-columns-repeated="2"/>
          <table:table-cell office:value-type="string">
            <text:p>Occ. V18 Inc. V6</text:p>
          </table:table-cell>
          <table:table-cell office:value-type="string">
            <text:p>Alg 4</text:p>
          </table:table-cell>
          <table:table-cell office:value-type="string">
            <text:p>17.3267</text:p>
          </table:table-cell>
          <table:table-cell office:value-type="string">
            <text:p>0.6331</text:p>
          </table:table-cell>
          <table:table-cell office:value-type="string">
            <text:p>13.0517</text:p>
          </table:table-cell>
          <table:table-cell office:value-type="string">
            <text:p>86.3151</text:p>
          </table:table-cell>
          <table:table-cell office:value-type="float" office:value="11056">
            <text:p>11056</text:p>
          </table:table-cell>
          <table:table-cell table:number-columns-repeated="2"/>
          <table:table-cell office:value-type="string">
            <text:p>Occ. V18 Inc. V6</text:p>
          </table:table-cell>
          <table:table-cell office:value-type="string">
            <text:p>Alg 4</text:p>
          </table:table-cell>
          <table:table-cell office:value-type="string">
            <text:p>41.5842</text:p>
          </table:table-cell>
          <table:table-cell office:value-type="string">
            <text:p>2.2346</text:p>
          </table:table-cell>
          <table:table-cell office:value-type="string">
            <text:p>22.8784</text:p>
          </table:table-cell>
          <table:table-cell office:value-type="string">
            <text:p>74.8869</text:p>
          </table:table-cell>
          <table:table-cell office:value-type="float" office:value="7518">
            <text:p>7518</text:p>
          </table:table-cell>
        </table:table-row>
        <table:table-row table:style-name="ro1">
          <table:table-cell office:value-type="string">
            <text:p>Occ. V18 Inc. V18</text:p>
          </table:table-cell>
          <table:table-cell office:value-type="string">
            <text:p>Alg 5</text:p>
          </table:table-cell>
          <table:table-cell office:value-type="string">
            <text:p>100.0000</text:p>
          </table:table-cell>
          <table:table-cell office:value-type="string">
            <text:p>3.7023</text:p>
          </table:table-cell>
          <table:table-cell office:value-type="string">
            <text:p>16.1840</text:p>
          </table:table-cell>
          <table:table-cell office:value-type="string">
            <text:p>80.1136</text:p>
          </table:table-cell>
          <table:table-cell office:value-type="float" office:value="10912">
            <text:p>10912</text:p>
          </table:table-cell>
          <table:table-cell table:number-columns-repeated="2"/>
          <table:table-cell office:value-type="string">
            <text:p>Occ. V18 Inc. V18</text:p>
          </table:table-cell>
          <table:table-cell office:value-type="string">
            <text:p>Alg 5</text:p>
          </table:table-cell>
          <table:table-cell office:value-type="string">
            <text:p>17.3267</text:p>
          </table:table-cell>
          <table:table-cell office:value-type="string">
            <text:p>0.5380</text:p>
          </table:table-cell>
          <table:table-cell office:value-type="string">
            <text:p>11.7123</text:p>
          </table:table-cell>
          <table:table-cell office:value-type="string">
            <text:p>87.7498</text:p>
          </table:table-cell>
          <table:table-cell office:value-type="float" office:value="13012">
            <text:p>13012</text:p>
          </table:table-cell>
          <table:table-cell table:number-columns-repeated="2"/>
          <table:table-cell office:value-type="string">
            <text:p>Occ. V18 Inc. V18</text:p>
          </table:table-cell>
          <table:table-cell office:value-type="string">
            <text:p>Alg 5</text:p>
          </table:table-cell>
          <table:table-cell office:value-type="string">
            <text:p>73.0198</text:p>
          </table:table-cell>
          <table:table-cell office:value-type="string">
            <text:p>2.0176</text:p>
          </table:table-cell>
          <table:table-cell office:value-type="string">
            <text:p>17.4817</text:p>
          </table:table-cell>
          <table:table-cell office:value-type="string">
            <text:p>80.5006</text:p>
          </table:table-cell>
          <table:table-cell office:value-type="float" office:value="14621">
            <text:p>14621</text:p>
          </table:table-cell>
        </table:table-row>
        <table:table-row table:style-name="ro1"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string">
            <text:p>100.0000</text:p>
          </table:table-cell>
          <table:table-cell office:value-type="string">
            <text:p>3.7023</text:p>
          </table:table-cell>
          <table:table-cell office:value-type="string">
            <text:p>16.1840</text:p>
          </table:table-cell>
          <table:table-cell office:value-type="string">
            <text:p>80.1136</text:p>
          </table:table-cell>
          <table:table-cell office:value-type="float" office:value="10912">
            <text:p>10912</text:p>
          </table:table-cell>
          <table:table-cell table:number-columns-repeated="2"/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string">
            <text:p>17.3267</text:p>
          </table:table-cell>
          <table:table-cell office:value-type="string">
            <text:p>0.5265</text:p>
          </table:table-cell>
          <table:table-cell office:value-type="string">
            <text:p>11.4630</text:p>
          </table:table-cell>
          <table:table-cell office:value-type="string">
            <text:p>88.0105</text:p>
          </table:table-cell>
          <table:table-cell office:value-type="float" office:value="13295">
            <text:p>13295</text:p>
          </table:table-cell>
          <table:table-cell table:number-columns-repeated="2"/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string">
            <text:p>76.4851</text:p>
          </table:table-cell>
          <table:table-cell office:value-type="string">
            <text:p>1.8761</text:p>
          </table:table-cell>
          <table:table-cell office:value-type="string">
            <text:p>17.1463</text:p>
          </table:table-cell>
          <table:table-cell office:value-type="string">
            <text:p>80.9775</text:p>
          </table:table-cell>
          <table:table-cell office:value-type="float" office:value="16470">
            <text:p>16470</text:p>
          </table:table-cell>
        </table:table-row>
        <table:table-row table:style-name="ro1">
          <table:table-cell office:value-type="string">
            <text:p>Occ. V26 Inc. V6</text:p>
          </table:table-cell>
          <table:table-cell office:value-type="string">
            <text:p>Alg 7</text:p>
          </table:table-cell>
          <table:table-cell office:value-type="string">
            <text:p>100.0000</text:p>
          </table:table-cell>
          <table:table-cell office:value-type="string">
            <text:p>65.7980</text:p>
          </table:table-cell>
          <table:table-cell office:value-type="string">
            <text:p>34.2020</text:p>
          </table:table-cell>
          <table:table-cell office:value-type="float" office:value="0">
            <text:p>0</text:p>
          </table:table-cell>
          <table:table-cell office:value-type="float" office:value="6614">
            <text:p>6614</text:p>
          </table:table-cell>
          <table:table-cell table:number-columns-repeated="2"/>
          <table:table-cell office:value-type="string">
            <text:p>Occ. V26 Inc. V6</text:p>
          </table:table-cell>
          <table:table-cell office:value-type="string">
            <text:p>Alg 7</text:p>
          </table:table-cell>
          <table:table-cell office:value-type="string">
            <text:p>29.2079</text:p>
          </table:table-cell>
          <table:table-cell office:value-type="string">
            <text:p>0.8854</text:p>
          </table:table-cell>
          <table:table-cell office:value-type="string">
            <text:p>14.0692</text:p>
          </table:table-cell>
          <table:table-cell office:value-type="string">
            <text:p>85.0454</text:p>
          </table:table-cell>
          <table:table-cell office:value-type="float" office:value="13327">
            <text:p>13327</text:p>
          </table:table-cell>
          <table:table-cell table:number-columns-repeated="2"/>
          <table:table-cell office:value-type="string">
            <text:p>Occ. V26 Inc. V6</text:p>
          </table:table-cell>
          <table:table-cell office:value-type="string">
            <text:p>Alg 7</text:p>
          </table:table-cell>
          <table:table-cell office:value-type="string">
            <text:p>47.0297</text:p>
          </table:table-cell>
          <table:table-cell office:value-type="string">
            <text:p>2.4263</text:p>
          </table:table-cell>
          <table:table-cell office:value-type="string">
            <text:p>24.2370</text:p>
          </table:table-cell>
          <table:table-cell office:value-type="string">
            <text:p>73.3367</text:p>
          </table:table-cell>
          <table:table-cell office:value-type="float" office:value="7831">
            <text:p>7831</text:p>
          </table:table-cell>
        </table:table-row>
        <table:table-row table:style-name="ro1">
          <table:table-cell office:value-type="string">
            <text:p>Occ. V26 Inc. V18</text:p>
          </table:table-cell>
          <table:table-cell office:value-type="string">
            <text:p>Alg 8</text:p>
          </table:table-cell>
          <table:table-cell office:value-type="string">
            <text:p>100.0000</text:p>
          </table:table-cell>
          <table:table-cell office:value-type="string">
            <text:p>3.7010</text:p>
          </table:table-cell>
          <table:table-cell office:value-type="string">
            <text:p>16.2147</text:p>
          </table:table-cell>
          <table:table-cell office:value-type="string">
            <text:p>80.0843</text:p>
          </table:table-cell>
          <table:table-cell office:value-type="float" office:value="10916">
            <text:p>10916</text:p>
          </table:table-cell>
          <table:table-cell table:number-columns-repeated="2"/>
          <table:table-cell office:value-type="string">
            <text:p>Occ. V26 Inc. V18</text:p>
          </table:table-cell>
          <table:table-cell office:value-type="string">
            <text:p>Alg 8</text:p>
          </table:table-cell>
          <table:table-cell office:value-type="string">
            <text:p>29.2079</text:p>
          </table:table-cell>
          <table:table-cell office:value-type="string">
            <text:p>0.7626</text:p>
          </table:table-cell>
          <table:table-cell office:value-type="string">
            <text:p>12.7060</text:p>
          </table:table-cell>
          <table:table-cell office:value-type="string">
            <text:p>86.5314</text:p>
          </table:table-cell>
          <table:table-cell office:value-type="float" office:value="15473">
            <text:p>15473</text:p>
          </table:table-cell>
          <table:table-cell table:number-columns-repeated="2"/>
          <table:table-cell office:value-type="string">
            <text:p>Occ. V26 Inc. V18</text:p>
          </table:table-cell>
          <table:table-cell office:value-type="string">
            <text:p>Alg 8</text:p>
          </table:table-cell>
          <table:table-cell office:value-type="string">
            <text:p>78.4653</text:p>
          </table:table-cell>
          <table:table-cell office:value-type="string">
            <text:p>2.0543</text:p>
          </table:table-cell>
          <table:table-cell office:value-type="string">
            <text:p>18.9100</text:p>
          </table:table-cell>
          <table:table-cell office:value-type="string">
            <text:p>79.0357</text:p>
          </table:table-cell>
          <table:table-cell office:value-type="float" office:value="15431">
            <text:p>15431</text:p>
          </table:table-cell>
        </table:table-row>
        <table:table-row table:style-name="ro1">
          <table:table-cell office:value-type="string">
            <text:p>Occ. V26 Inc. V26</text:p>
          </table:table-cell>
          <table:table-cell office:value-type="string">
            <text:p>Alg 9</text:p>
          </table:table-cell>
          <table:table-cell office:value-type="string">
            <text:p>100.0000</text:p>
          </table:table-cell>
          <table:table-cell office:value-type="string">
            <text:p>3.6344</text:p>
          </table:table-cell>
          <table:table-cell office:value-type="string">
            <text:p>17.7222</text:p>
          </table:table-cell>
          <table:table-cell office:value-type="string">
            <text:p>78.6434</text:p>
          </table:table-cell>
          <table:table-cell office:value-type="float" office:value="11116">
            <text:p>11116</text:p>
          </table:table-cell>
          <table:table-cell table:number-columns-repeated="2"/>
          <table:table-cell office:value-type="string">
            <text:p>Occ. V26 Inc. V26</text:p>
          </table:table-cell>
          <table:table-cell office:value-type="string">
            <text:p>Alg 9</text:p>
          </table:table-cell>
          <table:table-cell office:value-type="string">
            <text:p>29.2079</text:p>
          </table:table-cell>
          <table:table-cell office:value-type="string">
            <text:p>0.7489</text:p>
          </table:table-cell>
          <table:table-cell office:value-type="string">
            <text:p>12.4778</text:p>
          </table:table-cell>
          <table:table-cell office:value-type="string">
            <text:p>86.7733</text:p>
          </table:table-cell>
          <table:table-cell office:value-type="float" office:value="15756">
            <text:p>15756</text:p>
          </table:table-cell>
          <table:table-cell table:number-columns-repeated="2"/>
          <table:table-cell office:value-type="string">
            <text:p>Occ. V26 Inc. V26</text:p>
          </table:table-cell>
          <table:table-cell office:value-type="string">
            <text:p>Alg 9</text:p>
          </table:table-cell>
          <table:table-cell office:value-type="string">
            <text:p>81.9307</text:p>
          </table:table-cell>
          <table:table-cell office:value-type="string">
            <text:p>1.9131</text:p>
          </table:table-cell>
          <table:table-cell office:value-type="string">
            <text:p>18.5412</text:p>
          </table:table-cell>
          <table:table-cell office:value-type="string">
            <text:p>79.5457</text:p>
          </table:table-cell>
          <table:table-cell office:value-type="float" office:value="17302">
            <text:p>17302</text:p>
          </table:table-cell>
        </table:table-row>
        <table:table-row table:style-name="ro1">
          <table:table-cell office:value-type="string">
            <text:p>Occ. V6 Inc. V6 Edge</text:p>
          </table:table-cell>
          <table:table-cell office:value-type="string">
            <text:p>Alg 10</text:p>
          </table:table-cell>
          <table:table-cell table:number-columns-repeated="2"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office:value-type="float" office:value="404">
            <text:p>404</text:p>
          </table:table-cell>
          <table:table-cell table:number-columns-repeated="2"/>
          <table:table-cell office:value-type="string">
            <text:p>Occ. V6 Inc. V6 Edge</text:p>
          </table:table-cell>
          <table:table-cell office:value-type="string">
            <text:p>Alg 10</text:p>
          </table:table-cell>
          <table:table-cell office:value-type="string">
            <text:p>10.8911</text:p>
          </table:table-cell>
          <table:table-cell office:value-type="string">
            <text:p>0.7291</text:p>
          </table:table-cell>
          <table:table-cell office:value-type="string">
            <text:p>12.0961</text:p>
          </table:table-cell>
          <table:table-cell office:value-type="string">
            <text:p>87.1748</text:p>
          </table:table-cell>
          <table:table-cell office:value-type="float" office:value="6035">
            <text:p>6035</text:p>
          </table:table-cell>
          <table:table-cell table:number-columns-repeated="2"/>
          <table:table-cell office:value-type="string">
            <text:p>Occ. V6 Inc. V6 Edge</text:p>
          </table:table-cell>
          <table:table-cell office:value-type="string">
            <text:p>Alg 10</text:p>
          </table:table-cell>
          <table:table-cell office:value-type="string">
            <text:p>34.1584</text:p>
          </table:table-cell>
          <table:table-cell office:value-type="string">
            <text:p>3.6771</text:p>
          </table:table-cell>
          <table:table-cell office:value-type="string">
            <text:p>19.7176</text:p>
          </table:table-cell>
          <table:table-cell office:value-type="string">
            <text:p>76.6054</text:p>
          </table:table-cell>
          <table:table-cell office:value-type="float" office:value="3753">
            <text:p>3753</text:p>
          </table:table-cell>
        </table:table-row>
        <table:table-row table:style-name="ro1">
          <table:table-cell office:value-type="string">
            <text:p>Occ. V6 Inc. V18 Edge</text:p>
          </table:table-cell>
          <table:table-cell office:value-type="string">
            <text:p>Alg 11</text:p>
          </table:table-cell>
          <table:table-cell office:value-type="string">
            <text:p>100.0000</text:p>
          </table:table-cell>
          <table:table-cell office:value-type="string">
            <text:p>3.8462</text:p>
          </table:table-cell>
          <table:table-cell office:value-type="string">
            <text:p>12.9284</text:p>
          </table:table-cell>
          <table:table-cell office:value-type="string">
            <text:p>83.2254</text:p>
          </table:table-cell>
          <table:table-cell office:value-type="float" office:value="10504">
            <text:p>10504</text:p>
          </table:table-cell>
          <table:table-cell table:number-columns-repeated="2"/>
          <table:table-cell office:value-type="string">
            <text:p>Occ. V6 Inc. V18 Edge</text:p>
          </table:table-cell>
          <table:table-cell office:value-type="string">
            <text:p>Alg 11</text:p>
          </table:table-cell>
          <table:table-cell office:value-type="string">
            <text:p>10.8911</text:p>
          </table:table-cell>
          <table:table-cell office:value-type="string">
            <text:p>0.6077</text:p>
          </table:table-cell>
          <table:table-cell office:value-type="string">
            <text:p>10.7306</text:p>
          </table:table-cell>
          <table:table-cell office:value-type="string">
            <text:p>88.6618</text:p>
          </table:table-cell>
          <table:table-cell office:value-type="float" office:value="7241">
            <text:p>7241</text:p>
          </table:table-cell>
          <table:table-cell table:number-columns-repeated="2"/>
          <table:table-cell office:value-type="string">
            <text:p>Occ. V6 Inc. V18 Edge</text:p>
          </table:table-cell>
          <table:table-cell office:value-type="string">
            <text:p>Alg 11</text:p>
          </table:table-cell>
          <table:table-cell office:value-type="string">
            <text:p>65.5941</text:p>
          </table:table-cell>
          <table:table-cell office:value-type="string">
            <text:p>2.9127</text:p>
          </table:table-cell>
          <table:table-cell office:value-type="string">
            <text:p>13.5634</text:p>
          </table:table-cell>
          <table:table-cell office:value-type="string">
            <text:p>83.5239</text:p>
          </table:table-cell>
          <table:table-cell office:value-type="float" office:value="9098">
            <text:p>9098</text:p>
          </table:table-cell>
        </table:table-row>
        <table:table-row table:style-name="ro1">
          <table:table-cell office:value-type="string">
            <text:p>Occ. V6 Inc. V26 Edge</text:p>
          </table:table-cell>
          <table:table-cell office:value-type="string">
            <text:p>Alg 12</text:p>
          </table:table-cell>
          <table:table-cell office:value-type="string">
            <text:p>100.0000</text:p>
          </table:table-cell>
          <table:table-cell office:value-type="string">
            <text:p>3.8462</text:p>
          </table:table-cell>
          <table:table-cell office:value-type="string">
            <text:p>12.9284</text:p>
          </table:table-cell>
          <table:table-cell office:value-type="string">
            <text:p>83.2254</text:p>
          </table:table-cell>
          <table:table-cell office:value-type="float" office:value="10504">
            <text:p>10504</text:p>
          </table:table-cell>
          <table:table-cell table:number-columns-repeated="2"/>
          <table:table-cell office:value-type="string">
            <text:p>Occ. V6 Inc. V26 Edge</text:p>
          </table:table-cell>
          <table:table-cell office:value-type="string">
            <text:p>Alg 12</text:p>
          </table:table-cell>
          <table:table-cell office:value-type="string">
            <text:p>10.8911</text:p>
          </table:table-cell>
          <table:table-cell office:value-type="string">
            <text:p>0.5973</text:p>
          </table:table-cell>
          <table:table-cell office:value-type="string">
            <text:p>10.5470</text:p>
          </table:table-cell>
          <table:table-cell office:value-type="string">
            <text:p>88.8557</text:p>
          </table:table-cell>
          <table:table-cell office:value-type="float" office:value="7367">
            <text:p>7367</text:p>
          </table:table-cell>
          <table:table-cell table:number-columns-repeated="2"/>
          <table:table-cell office:value-type="string">
            <text:p>Occ. V6 Inc. V26 Edge</text:p>
          </table:table-cell>
          <table:table-cell office:value-type="string">
            <text:p>Alg 12</text:p>
          </table:table-cell>
          <table:table-cell office:value-type="string">
            <text:p>69.0594</text:p>
          </table:table-cell>
          <table:table-cell office:value-type="string">
            <text:p>2.7684</text:p>
          </table:table-cell>
          <table:table-cell office:value-type="string">
            <text:p>13.6932</text:p>
          </table:table-cell>
          <table:table-cell office:value-type="string">
            <text:p>83.5384</text:p>
          </table:table-cell>
          <table:table-cell office:value-type="float" office:value="10078">
            <text:p>10078</text:p>
          </table:table-cell>
        </table:table-row>
        <table:table-row table:style-name="ro1">
          <table:table-cell office:value-type="string">
            <text:p>Occ. V18 Inc. V6 Edge</text:p>
          </table:table-cell>
          <table:table-cell office:value-type="string">
            <text:p>Alg 13</text:p>
          </table:table-cell>
          <table:table-cell office:value-type="string">
            <text:p>100.0000</text:p>
          </table:table-cell>
          <table:table-cell office:value-type="string">
            <text:p>66.2295</text:p>
          </table:table-cell>
          <table:table-cell office:value-type="string">
            <text:p>33.7705</text:p>
          </table:table-cell>
          <table:table-cell office:value-type="float" office:value="0">
            <text:p>0</text:p>
          </table:table-cell>
          <table:table-cell office:value-type="float" office:value="610">
            <text:p>610</text:p>
          </table:table-cell>
          <table:table-cell table:number-columns-repeated="2"/>
          <table:table-cell office:value-type="string">
            <text:p>Occ. V18 Inc. V6 Edge</text:p>
          </table:table-cell>
          <table:table-cell office:value-type="string">
            <text:p>Alg 13</text:p>
          </table:table-cell>
          <table:table-cell office:value-type="string">
            <text:p>17.3267</text:p>
          </table:table-cell>
          <table:table-cell office:value-type="string">
            <text:p>0.6374</text:p>
          </table:table-cell>
          <table:table-cell office:value-type="string">
            <text:p>13.1397</text:p>
          </table:table-cell>
          <table:table-cell office:value-type="string">
            <text:p>86.2229</text:p>
          </table:table-cell>
          <table:table-cell office:value-type="float" office:value="10982">
            <text:p>10982</text:p>
          </table:table-cell>
          <table:table-cell table:number-columns-repeated="2"/>
          <table:table-cell office:value-type="string">
            <text:p>Occ. V18 Inc. V6 Edge</text:p>
          </table:table-cell>
          <table:table-cell office:value-type="string">
            <text:p>Alg 13</text:p>
          </table:table-cell>
          <table:table-cell office:value-type="string">
            <text:p>41.5842</text:p>
          </table:table-cell>
          <table:table-cell office:value-type="string">
            <text:p>2.5071</text:p>
          </table:table-cell>
          <table:table-cell office:value-type="string">
            <text:p>24.3993</text:p>
          </table:table-cell>
          <table:table-cell office:value-type="string">
            <text:p>73.0936</text:p>
          </table:table-cell>
          <table:table-cell office:value-type="float" office:value="6701">
            <text:p>6701</text:p>
          </table:table-cell>
        </table:table-row>
        <table:table-row table:style-name="ro1">
          <table:table-cell office:value-type="string">
            <text:p>Occ. V18 Inc. V18 Edge</text:p>
          </table:table-cell>
          <table:table-cell office:value-type="string">
            <text:p>Alg 14</text:p>
          </table:table-cell>
          <table:table-cell office:value-type="string">
            <text:p>100.0000</text:p>
          </table:table-cell>
          <table:table-cell office:value-type="string">
            <text:p>3.7023</text:p>
          </table:table-cell>
          <table:table-cell office:value-type="string">
            <text:p>16.1840</text:p>
          </table:table-cell>
          <table:table-cell office:value-type="string">
            <text:p>80.1136</text:p>
          </table:table-cell>
          <table:table-cell office:value-type="float" office:value="10912">
            <text:p>10912</text:p>
          </table:table-cell>
          <table:table-cell table:number-columns-repeated="2"/>
          <table:table-cell office:value-type="string">
            <text:p>Occ. V18 Inc. V18 Edge</text:p>
          </table:table-cell>
          <table:table-cell office:value-type="string">
            <text:p>Alg 14</text:p>
          </table:table-cell>
          <table:table-cell office:value-type="string">
            <text:p>17.3267</text:p>
          </table:table-cell>
          <table:table-cell office:value-type="string">
            <text:p>0.5420</text:p>
          </table:table-cell>
          <table:table-cell office:value-type="string">
            <text:p>11.7993</text:p>
          </table:table-cell>
          <table:table-cell office:value-type="string">
            <text:p>87.6587</text:p>
          </table:table-cell>
          <table:table-cell office:value-type="float" office:value="12916">
            <text:p>12916</text:p>
          </table:table-cell>
          <table:table-cell table:number-columns-repeated="2"/>
          <table:table-cell office:value-type="string">
            <text:p>Occ. V18 Inc. V18 Edge</text:p>
          </table:table-cell>
          <table:table-cell office:value-type="string">
            <text:p>Alg 14</text:p>
          </table:table-cell>
          <table:table-cell office:value-type="string">
            <text:p>73.0198</text:p>
          </table:table-cell>
          <table:table-cell office:value-type="string">
            <text:p>2.2445</text:p>
          </table:table-cell>
          <table:table-cell office:value-type="string">
            <text:p>18.6107</text:p>
          </table:table-cell>
          <table:table-cell office:value-type="string">
            <text:p>79.1448</text:p>
          </table:table-cell>
          <table:table-cell office:value-type="float" office:value="13143">
            <text:p>13143</text:p>
          </table:table-cell>
        </table:table-row>
        <table:table-row table:style-name="ro1">
          <table:table-cell office:value-type="string">
            <text:p>Occ. V18 Inc. V26 Edge</text:p>
          </table:table-cell>
          <table:table-cell office:value-type="string">
            <text:p>Alg 15</text:p>
          </table:table-cell>
          <table:table-cell office:value-type="string">
            <text:p>100.0000</text:p>
          </table:table-cell>
          <table:table-cell office:value-type="string">
            <text:p>3.7023</text:p>
          </table:table-cell>
          <table:table-cell office:value-type="string">
            <text:p>16.1840</text:p>
          </table:table-cell>
          <table:table-cell office:value-type="string">
            <text:p>80.1136</text:p>
          </table:table-cell>
          <table:table-cell office:value-type="float" office:value="10912">
            <text:p>10912</text:p>
          </table:table-cell>
          <table:table-cell table:number-columns-repeated="2"/>
          <table:table-cell office:value-type="string">
            <text:p>Occ. V18 Inc. V26 Edge</text:p>
          </table:table-cell>
          <table:table-cell office:value-type="string">
            <text:p>Alg 15</text:p>
          </table:table-cell>
          <table:table-cell office:value-type="string">
            <text:p>17.3267</text:p>
          </table:table-cell>
          <table:table-cell office:value-type="string">
            <text:p>0.5307</text:p>
          </table:table-cell>
          <table:table-cell office:value-type="string">
            <text:p>11.5551</text:p>
          </table:table-cell>
          <table:table-cell office:value-type="string">
            <text:p>87.9142</text:p>
          </table:table-cell>
          <table:table-cell office:value-type="float" office:value="13189">
            <text:p>13189</text:p>
          </table:table-cell>
          <table:table-cell table:number-columns-repeated="2"/>
          <table:table-cell office:value-type="string">
            <text:p>Occ. V18 Inc. V26 Edge</text:p>
          </table:table-cell>
          <table:table-cell office:value-type="string">
            <text:p>Alg 15</text:p>
          </table:table-cell>
          <table:table-cell office:value-type="string">
            <text:p>76.4851</text:p>
          </table:table-cell>
          <table:table-cell office:value-type="string">
            <text:p>2.1061</text:p>
          </table:table-cell>
          <table:table-cell office:value-type="string">
            <text:p>18.4978</text:p>
          </table:table-cell>
          <table:table-cell office:value-type="string">
            <text:p>79.3961</text:p>
          </table:table-cell>
          <table:table-cell office:value-type="float" office:value="14672">
            <text:p>14672</text:p>
          </table:table-cell>
        </table:table-row>
        <table:table-row table:style-name="ro1">
          <table:table-cell office:value-type="string">
            <text:p>Occ. V26 Inc. V6 Edge</text:p>
          </table:table-cell>
          <table:table-cell office:value-type="string">
            <text:p>Alg 16</text:p>
          </table:table-cell>
          <table:table-cell office:value-type="string">
            <text:p>100.0000</text:p>
          </table:table-cell>
          <table:table-cell office:value-type="string">
            <text:p>65.7980</text:p>
          </table:table-cell>
          <table:table-cell office:value-type="string">
            <text:p>34.2020</text:p>
          </table:table-cell>
          <table:table-cell office:value-type="float" office:value="0">
            <text:p>0</text:p>
          </table:table-cell>
          <table:table-cell office:value-type="float" office:value="6614">
            <text:p>6614</text:p>
          </table:table-cell>
          <table:table-cell table:number-columns-repeated="2"/>
          <table:table-cell office:value-type="string">
            <text:p>Occ. V26 Inc. V6 Edge</text:p>
          </table:table-cell>
          <table:table-cell office:value-type="string">
            <text:p>Alg 16</text:p>
          </table:table-cell>
          <table:table-cell office:value-type="string">
            <text:p>29.2079</text:p>
          </table:table-cell>
          <table:table-cell office:value-type="string">
            <text:p>0.8909</text:p>
          </table:table-cell>
          <table:table-cell office:value-type="string">
            <text:p>14.1563</text:p>
          </table:table-cell>
          <table:table-cell office:value-type="string">
            <text:p>84.9528</text:p>
          </table:table-cell>
          <table:table-cell office:value-type="float" office:value="13245">
            <text:p>13245</text:p>
          </table:table-cell>
          <table:table-cell table:number-columns-repeated="2"/>
          <table:table-cell office:value-type="string">
            <text:p>Occ. V26 Inc. V6 Edge</text:p>
          </table:table-cell>
          <table:table-cell office:value-type="string">
            <text:p>Alg 16</text:p>
          </table:table-cell>
          <table:table-cell office:value-type="string">
            <text:p>47.0297</text:p>
          </table:table-cell>
          <table:table-cell office:value-type="string">
            <text:p>2.7089</text:p>
          </table:table-cell>
          <table:table-cell office:value-type="string">
            <text:p>25.8483</text:p>
          </table:table-cell>
          <table:table-cell office:value-type="string">
            <text:p>71.4428</text:p>
          </table:table-cell>
          <table:table-cell office:value-type="float" office:value="7014">
            <text:p>7014</text:p>
          </table:table-cell>
        </table:table-row>
        <table:table-row table:style-name="ro1">
          <table:table-cell office:value-type="string">
            <text:p>Occ. V26 Inc. V18 Edge</text:p>
          </table:table-cell>
          <table:table-cell office:value-type="string">
            <text:p>Alg 17</text:p>
          </table:table-cell>
          <table:table-cell office:value-type="string">
            <text:p>100.0000</text:p>
          </table:table-cell>
          <table:table-cell office:value-type="string">
            <text:p>3.7010</text:p>
          </table:table-cell>
          <table:table-cell office:value-type="string">
            <text:p>16.2147</text:p>
          </table:table-cell>
          <table:table-cell office:value-type="string">
            <text:p>80.0843</text:p>
          </table:table-cell>
          <table:table-cell office:value-type="float" office:value="10916">
            <text:p>10916</text:p>
          </table:table-cell>
          <table:table-cell table:number-columns-repeated="2"/>
          <table:table-cell office:value-type="string">
            <text:p>Occ. V26 Inc. V18 Edge</text:p>
          </table:table-cell>
          <table:table-cell office:value-type="string">
            <text:p>Alg 17</text:p>
          </table:table-cell>
          <table:table-cell office:value-type="string">
            <text:p>29.2079</text:p>
          </table:table-cell>
          <table:table-cell office:value-type="string">
            <text:p>0.7680</text:p>
          </table:table-cell>
          <table:table-cell office:value-type="string">
            <text:p>12.7953</text:p>
          </table:table-cell>
          <table:table-cell office:value-type="string">
            <text:p>86.4367</text:p>
          </table:table-cell>
          <table:table-cell office:value-type="float" office:value="15365">
            <text:p>15365</text:p>
          </table:table-cell>
          <table:table-cell table:number-columns-repeated="2"/>
          <table:table-cell office:value-type="string">
            <text:p>Occ. V26 Inc. V18 Edge</text:p>
          </table:table-cell>
          <table:table-cell office:value-type="string">
            <text:p>Alg 17</text:p>
          </table:table-cell>
          <table:table-cell office:value-type="string">
            <text:p>78.4653</text:p>
          </table:table-cell>
          <table:table-cell office:value-type="string">
            <text:p>2.2719</text:p>
          </table:table-cell>
          <table:table-cell office:value-type="string">
            <text:p>20.1247</text:p>
          </table:table-cell>
          <table:table-cell office:value-type="string">
            <text:p>77.6034</text:p>
          </table:table-cell>
          <table:table-cell office:value-type="float" office:value="13953">
            <text:p>13953</text:p>
          </table:table-cell>
        </table:table-row>
        <table:table-row table:style-name="ro1">
          <table:table-cell office:value-type="string">
            <text:p>Occ. V26 Inc. V26 Edge</text:p>
          </table:table-cell>
          <table:table-cell office:value-type="string">
            <text:p>Alg 18</text:p>
          </table:table-cell>
          <table:table-cell office:value-type="string">
            <text:p>100.0000</text:p>
          </table:table-cell>
          <table:table-cell office:value-type="string">
            <text:p>3.6344</text:p>
          </table:table-cell>
          <table:table-cell office:value-type="string">
            <text:p>17.7222</text:p>
          </table:table-cell>
          <table:table-cell office:value-type="string">
            <text:p>78.6434</text:p>
          </table:table-cell>
          <table:table-cell office:value-type="float" office:value="11116">
            <text:p>11116</text:p>
          </table:table-cell>
          <table:table-cell table:number-columns-repeated="2"/>
          <table:table-cell office:value-type="string">
            <text:p>Occ. V26 Inc. V26 Edge</text:p>
          </table:table-cell>
          <table:table-cell office:value-type="string">
            <text:p>Alg 18</text:p>
          </table:table-cell>
          <table:table-cell office:value-type="string">
            <text:p>29.2079</text:p>
          </table:table-cell>
          <table:table-cell office:value-type="string">
            <text:p>0.7546</text:p>
          </table:table-cell>
          <table:table-cell office:value-type="string">
            <text:p>12.5719</text:p>
          </table:table-cell>
          <table:table-cell office:value-type="string">
            <text:p>86.6735</text:p>
          </table:table-cell>
          <table:table-cell office:value-type="float" office:value="15638">
            <text:p>15638</text:p>
          </table:table-cell>
          <table:table-cell table:number-columns-repeated="2"/>
          <table:table-cell office:value-type="string">
            <text:p>Occ. V26 Inc. V26 Edge</text:p>
          </table:table-cell>
          <table:table-cell office:value-type="string">
            <text:p>Alg 18</text:p>
          </table:table-cell>
          <table:table-cell office:value-type="string">
            <text:p>81.9307</text:p>
          </table:table-cell>
          <table:table-cell office:value-type="string">
            <text:p>2.1349</text:p>
          </table:table-cell>
          <table:table-cell office:value-type="string">
            <text:p>19.9819</text:p>
          </table:table-cell>
          <table:table-cell office:value-type="string">
            <text:p>77.8831</text:p>
          </table:table-cell>
          <table:table-cell office:value-type="float" office:value="15504">
            <text:p>15504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percentage-style style:name="N106">
      <number:number number:decimal-places="4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4">14.12.2019</text:date>, <text:time>11:30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21:41:28.59</meta:creation-date>
    <dc:date>2019-12-14T11:30:01.07</dc:date>
    <meta:editing-duration>PT5H21M21S</meta:editing-duration>
    <meta:editing-cycles>5</meta:editing-cycles>
    <meta:generator>OpenOffice/4.1.6$Win32 OpenOffice.org_project/416m1$Build-9790</meta:generator>
    <meta:document-statistic meta:table-count="3" meta:cell-count="1644" meta:object-count="0"/>
  </office:meta>
</office:document-meta>
</file>